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,924620064932141</text:p>
          </table:table-cell>
          <table:table-cell table:number-columns-repeated="2" office:value-type="float" office:value="0.145011726336704" calcext:value-type="float">
            <text:p>0,145011726336704</text:p>
          </table:table-cell>
          <table:table-cell office:value-type="float" office:value="8.56155232617082" calcext:value-type="float">
            <text:p>8,56155232617082</text:p>
          </table:table-cell>
          <table:table-cell office:value-type="float" office:value="9.26446903700494" calcext:value-type="float">
            <text:p>9,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,904490710605707</text:p>
          </table:table-cell>
          <table:table-cell table:number-columns-repeated="2" office:value-type="float" office:value="0.41073502504042" calcext:value-type="float">
            <text:p>0,41073502504042</text:p>
          </table:table-cell>
          <table:table-cell office:value-type="float" office:value="8.79117851501144" calcext:value-type="float">
            <text:p>8,79117851501144</text:p>
          </table:table-cell>
          <table:table-cell office:value-type="float" office:value="9.1652558912133" calcext:value-type="float">
            <text:p>9,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,867753922100412</text:p>
          </table:table-cell>
          <table:table-cell table:number-columns-repeated="2" office:value-type="float" office:value="0.651554205543366" calcext:value-type="float">
            <text:p>0,651554205543366</text:p>
          </table:table-cell>
          <table:table-cell office:value-type="float" office:value="8.46471735518875" calcext:value-type="float">
            <text:p>8,46471735518875</text:p>
          </table:table-cell>
          <table:table-cell office:value-type="float" office:value="8.98442679079203" calcext:value-type="float">
            <text:p>8,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,815705553457075</text:p>
          </table:table-cell>
          <table:table-cell table:number-columns-repeated="2" office:value-type="float" office:value="0.873439854953897" calcext:value-type="float">
            <text:p>0,873439854953897</text:p>
          </table:table-cell>
          <table:table-cell office:value-type="float" office:value="7.86998042559253" calcext:value-type="float">
            <text:p>7,86998042559253</text:p>
          </table:table-cell>
          <table:table-cell office:value-type="float" office:value="8.72229699002966" calcext:value-type="float">
            <text:p>8,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,725220141999055</text:p>
          </table:table-cell>
          <table:table-cell table:number-columns-repeated="2" office:value-type="float" office:value="1.08020854636477" calcext:value-type="float">
            <text:p>1,08020854636477</text:p>
          </table:table-cell>
          <table:table-cell office:value-type="float" office:value="10.5412661297898" calcext:value-type="float">
            <text:p>10,5412661297898</text:p>
          </table:table-cell>
          <table:table-cell office:value-type="float" office:value="8.10386012612832" calcext:value-type="float">
            <text:p>8,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,576784412343478</text:p>
          </table:table-cell>
          <table:table-cell table:number-columns-repeated="2" office:value-type="float" office:value="1.27457238834688" calcext:value-type="float">
            <text:p>1,27457238834688</text:p>
          </table:table-cell>
          <table:table-cell office:value-type="float" office:value="15.4400405608623" calcext:value-type="float">
            <text:p>15,4400405608623</text:p>
          </table:table-cell>
          <table:table-cell office:value-type="float" office:value="6.92718541054348" calcext:value-type="float">
            <text:p>6,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,350171730207403</text:p>
          </table:table-cell>
          <table:table-cell table:number-columns-repeated="2" office:value-type="float" office:value="1.45859521458148" calcext:value-type="float">
            <text:p>1,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QR</text:p>
          </table:table-cell>
          <table:table-cell table:number-columns-repeated="5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3" office:value-type="float" office:value="0.005" calcext:value-type="float">
            <text:p>0,005</text:p>
          </table:table-cell>
          <table:table-cell office:value-type="float" office:value="0.04" calcext:value-type="float">
            <text:p>0,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,0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,0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6"/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float" office:value="0.32" calcext:value-type="float">
            <text:p>0,32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6"/>
          <table:table-cell table:number-columns-repeated="2" office:value-type="float" office:value="0.06" calcext:value-type="float">
            <text:p>0,06</text:p>
          </table:table-cell>
          <table:table-cell table:number-columns-repeated="18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1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,1</text:p>
          </table:table-cell>
          <table:table-cell office:value-type="float" office:value="28.5093125915366" calcext:value-type="float">
            <text:p>28,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,28</text:p>
          </table:table-cell>
          <table:table-cell office:value-type="float" office:value="27.8986229996426" calcext:value-type="float">
            <text:p>27,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,55</text:p>
          </table:table-cell>
          <table:table-cell office:value-type="float" office:value="15.0963439090568" calcext:value-type="float">
            <text:p>15,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,77</text:p>
          </table:table-cell>
          <table:table-cell office:value-type="float" office:value="5.59371856811765" calcext:value-type="float">
            <text:p>5,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,1</text:p>
          </table:table-cell>
          <table:table-cell office:value-type="float" office:value="28.9771521125026" calcext:value-type="float">
            <text:p>28,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,28</text:p>
          </table:table-cell>
          <table:table-cell office:value-type="float" office:value="28.3521571078094" calcext:value-type="float">
            <text:p>28,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,55</text:p>
          </table:table-cell>
          <table:table-cell office:value-type="float" office:value="15.3319978861405" calcext:value-type="float">
            <text:p>15,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,77</text:p>
          </table:table-cell>
          <table:table-cell office:value-type="float" office:value="5.66788405625294" calcext:value-type="float">
            <text:p>5,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,1</text:p>
          </table:table-cell>
          <table:table-cell office:value-type="float" office:value="28.5112901151729" calcext:value-type="float">
            <text:p>28,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,28</text:p>
          </table:table-cell>
          <table:table-cell office:value-type="float" office:value="27.8920735700704" calcext:value-type="float">
            <text:p>27,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,55</text:p>
          </table:table-cell>
          <table:table-cell office:value-type="float" office:value="15.07313364543" calcext:value-type="float">
            <text:p>15,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,77</text:p>
          </table:table-cell>
          <table:table-cell office:value-type="float" office:value="5.55871943077387" calcext:value-type="float">
            <text:p>5,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,1</text:p>
          </table:table-cell>
          <table:table-cell office:value-type="float" office:value="27.2896718400827" calcext:value-type="float">
            <text:p>27,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,28</text:p>
          </table:table-cell>
          <table:table-cell office:value-type="float" office:value="26.6928393905565" calcext:value-type="float">
            <text:p>26,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,55</text:p>
          </table:table-cell>
          <table:table-cell office:value-type="float" office:value="14.4149186826384" calcext:value-type="float">
            <text:p>14,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,77</text:p>
          </table:table-cell>
          <table:table-cell office:value-type="float" office:value="5.30251257838343" calcext:value-type="float">
            <text:p>5,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645" calcext:value-type="float">
            <text:p>0,645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0.1" calcext:value-type="float">
            <text:p>0,1</text:p>
          </table:table-cell>
          <table:table-cell office:value-type="float" office:value="26.5891707975553" calcext:value-type="float">
            <text:p>26,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,28</text:p>
          </table:table-cell>
          <table:table-cell office:value-type="float" office:value="26.003546335214" calcext:value-type="float">
            <text:p>26,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,55</text:p>
          </table:table-cell>
          <table:table-cell office:value-type="float" office:value="14.0322320013242" calcext:value-type="float">
            <text:p>14,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,77</text:p>
          </table:table-cell>
          <table:table-cell office:value-type="float" office:value="5.14796474576208" calcext:value-type="float">
            <text:p>5,147964745762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6</text:p>
          </table:table-cell>
          <table:table-cell office:value-type="float" office:value="0.02" calcext:value-type="float">
            <text:p>0,02</text:p>
          </table:table-cell>
          <table:table-cell office:value-type="float" office:value="27.3297965848483" calcext:value-type="float">
            <text:p>27,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,5</text:p>
          </table:table-cell>
          <table:table-cell office:value-type="float" office:value="27.3297965848483" calcext:value-type="float">
            <text:p>27,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,85</text:p>
          </table:table-cell>
          <table:table-cell office:value-type="float" office:value="27.3297965848483" calcext:value-type="float">
            <text:p>27,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,9914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99154" calcext:value-type="float">
            <text:p>0,99154</text:p>
          </table:table-cell>
          <table:table-cell office:value-type="float" office:value="0.00163" calcext:value-type="float">
            <text:p>0,00163</text:p>
          </table:table-cell>
        </table:table-row>
        <table:table-row table:style-name="ro1">
          <table:table-cell office:value-type="float" office:value="0.97747" calcext:value-type="float">
            <text:p>0,97747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0.97761" calcext:value-type="float">
            <text:p>0,97761</text:p>
          </table:table-cell>
          <table:table-cell office:value-type="float" office:value="0.00427" calcext:value-type="float">
            <text:p>0,00427</text:p>
          </table:table-cell>
        </table:table-row>
        <table:table-row table:style-name="ro1">
          <table:table-cell office:value-type="float" office:value="0.96208" calcext:value-type="float">
            <text:p>0,96208</text:p>
          </table:table-cell>
          <table:table-cell office:value-type="float" office:value="0.00708" calcext:value-type="float">
            <text:p>0,00708</text:p>
          </table:table-cell>
          <table:table-cell office:value-type="float" office:value="0.96213" calcext:value-type="float">
            <text:p>0,96213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0.94538" calcext:value-type="float">
            <text:p>0,94538</text:p>
          </table:table-cell>
          <table:table-cell office:value-type="float" office:value="0.01019" calcext:value-type="float">
            <text:p>0,01019</text:p>
          </table:table-cell>
          <table:table-cell office:value-type="float" office:value="0.94514" calcext:value-type="float">
            <text:p>0,94514</text:p>
          </table:table-cell>
          <table:table-cell office:value-type="float" office:value="0.0104" calcext:value-type="float">
            <text:p>0,0104</text:p>
          </table:table-cell>
        </table:table-row>
        <table:table-row table:style-name="ro1">
          <table:table-cell office:value-type="float" office:value="0.92768" calcext:value-type="float">
            <text:p>0,92768</text:p>
          </table:table-cell>
          <table:table-cell office:value-type="float" office:value="0.01347" calcext:value-type="float">
            <text:p>0,01347</text:p>
          </table:table-cell>
          <table:table-cell office:value-type="float" office:value="0.92671" calcext:value-type="float">
            <text:p>0,92671</text:p>
          </table:table-cell>
          <table:table-cell office:value-type="float" office:value="0.01382" calcext:value-type="float">
            <text:p>0,01382</text:p>
          </table:table-cell>
        </table:table-row>
        <table:table-row table:style-name="ro1">
          <table:table-cell office:value-type="float" office:value="0.90925" calcext:value-type="float">
            <text:p>0,90925</text:p>
          </table:table-cell>
          <table:table-cell office:value-type="float" office:value="0.01687" calcext:value-type="float">
            <text:p>0,01687</text:p>
          </table:table-cell>
          <table:table-cell office:value-type="float" office:value="0.90705" calcext:value-type="float">
            <text:p>0,90705</text:p>
          </table:table-cell>
          <table:table-cell office:value-type="float" office:value="0.01745" calcext:value-type="float">
            <text:p>0,01745</text:p>
          </table:table-cell>
        </table:table-row>
        <table:table-row table:style-name="ro1">
          <table:table-cell office:value-type="float" office:value="0.89028" calcext:value-type="float">
            <text:p>0,89028</text:p>
          </table:table-cell>
          <table:table-cell office:value-type="float" office:value="0.02035" calcext:value-type="float">
            <text:p>0,02035</text:p>
          </table:table-cell>
          <table:table-cell office:value-type="float" office:value="0.88639" calcext:value-type="float">
            <text:p>0,88639</text:p>
          </table:table-cell>
          <table:table-cell office:value-type="float" office:value="0.02121" calcext:value-type="float">
            <text:p>0,02121</text:p>
          </table:table-cell>
        </table:table-row>
        <table:table-row table:style-name="ro1">
          <table:table-cell office:value-type="float" office:value="0.87094" calcext:value-type="float">
            <text:p>0,87094</text:p>
          </table:table-cell>
          <table:table-cell office:value-type="float" office:value="0.02389" calcext:value-type="float">
            <text:p>0,02389</text:p>
          </table:table-cell>
          <table:table-cell office:value-type="float" office:value="0.86497" calcext:value-type="float">
            <text:p>0,86497</text:p>
          </table:table-cell>
          <table:table-cell office:value-type="float" office:value="0.02507" calcext:value-type="float">
            <text:p>0,02507</text:p>
          </table:table-cell>
        </table:table-row>
        <table:table-row table:style-name="ro1">
          <table:table-cell office:value-type="float" office:value="0.85139" calcext:value-type="float">
            <text:p>0,85139</text:p>
          </table:table-cell>
          <table:table-cell office:value-type="float" office:value="0.02745" calcext:value-type="float">
            <text:p>0,02745</text:p>
          </table:table-cell>
          <table:table-cell office:value-type="float" office:value="0.84306" calcext:value-type="float">
            <text:p>0,84306</text:p>
          </table:table-cell>
          <table:table-cell office:value-type="float" office:value="0.02896" calcext:value-type="float">
            <text:p>0,02896</text:p>
          </table:table-cell>
        </table:table-row>
        <table:table-row table:style-name="ro1">
          <table:table-cell office:value-type="float" office:value="0.83172" calcext:value-type="float">
            <text:p>0,83172</text:p>
          </table:table-cell>
          <table:table-cell office:value-type="float" office:value="0.031" calcext:value-type="float">
            <text:p>0,031</text:p>
          </table:table-cell>
          <table:table-cell office:value-type="float" office:value="0.82077" calcext:value-type="float">
            <text:p>0,82077</text:p>
          </table:table-cell>
          <table:table-cell office:value-type="float" office:value="0.03284" calcext:value-type="float">
            <text:p>0,03284</text:p>
          </table:table-cell>
        </table:table-row>
        <table:table-row table:style-name="ro1">
          <table:table-cell office:value-type="float" office:value="0.81197" calcext:value-type="float">
            <text:p>0,81197</text:p>
          </table:table-cell>
          <table:table-cell office:value-type="float" office:value="0.03454" calcext:value-type="float">
            <text:p>0,03454</text:p>
          </table:table-cell>
          <table:table-cell office:value-type="float" office:value="0.79825" calcext:value-type="float">
            <text:p>0,79825</text:p>
          </table:table-cell>
          <table:table-cell office:value-type="float" office:value="0.0367" calcext:value-type="float">
            <text:p>0,0367</text:p>
          </table:table-cell>
        </table:table-row>
        <table:table-row table:style-name="ro1">
          <table:table-cell office:value-type="float" office:value="0.79217" calcext:value-type="float">
            <text:p>0,79217</text:p>
          </table:table-cell>
          <table:table-cell office:value-type="float" office:value="0.03807" calcext:value-type="float">
            <text:p>0,03807</text:p>
          </table:table-cell>
          <table:table-cell office:value-type="float" office:value="0.77559" calcext:value-type="float">
            <text:p>0,77559</text:p>
          </table:table-cell>
          <table:table-cell office:value-type="float" office:value="0.0405" calcext:value-type="float">
            <text:p>0,0405</text:p>
          </table:table-cell>
        </table:table-row>
        <table:table-row table:style-name="ro1">
          <table:table-cell office:value-type="float" office:value="0.77237" calcext:value-type="float">
            <text:p>0,77237</text:p>
          </table:table-cell>
          <table:table-cell office:value-type="float" office:value="0.04156" calcext:value-type="float">
            <text:p>0,04156</text:p>
          </table:table-cell>
          <table:table-cell office:value-type="float" office:value="0.75281" calcext:value-type="float">
            <text:p>0,75281</text:p>
          </table:table-cell>
          <table:table-cell office:value-type="float" office:value="0.04423" calcext:value-type="float">
            <text:p>0,04423</text:p>
          </table:table-cell>
        </table:table-row>
        <table:table-row table:style-name="ro1">
          <table:table-cell office:value-type="float" office:value="0.75256" calcext:value-type="float">
            <text:p>0,75256</text:p>
          </table:table-cell>
          <table:table-cell office:value-type="float" office:value="0.04501" calcext:value-type="float">
            <text:p>0,04501</text:p>
          </table:table-cell>
          <table:table-cell office:value-type="float" office:value="0.72994" calcext:value-type="float">
            <text:p>0,72994</text:p>
          </table:table-cell>
          <table:table-cell office:value-type="float" office:value="0.0479" calcext:value-type="float">
            <text:p>0,0479</text:p>
          </table:table-cell>
        </table:table-row>
        <table:table-row table:style-name="ro1">
          <table:table-cell office:value-type="float" office:value="0.73277" calcext:value-type="float">
            <text:p>0,73277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0.70697" calcext:value-type="float">
            <text:p>0,70697</text:p>
          </table:table-cell>
          <table:table-cell office:value-type="float" office:value="0.0515" calcext:value-type="float">
            <text:p>0,0515</text:p>
          </table:table-cell>
        </table:table-row>
        <table:table-row table:style-name="ro1">
          <table:table-cell office:value-type="float" office:value="0.71299" calcext:value-type="float">
            <text:p>0,71299</text:p>
          </table:table-cell>
          <table:table-cell office:value-type="float" office:value="0.05178" calcext:value-type="float">
            <text:p>0,05178</text:p>
          </table:table-cell>
          <table:table-cell office:value-type="float" office:value="0.6839" calcext:value-type="float">
            <text:p>0,6839</text:p>
          </table:table-cell>
          <table:table-cell office:value-type="float" office:value="0.05503" calcext:value-type="float">
            <text:p>0,05503</text:p>
          </table:table-cell>
        </table:table-row>
        <table:table-row table:style-name="ro1">
          <table:table-cell office:value-type="float" office:value="0.6932" calcext:value-type="float">
            <text:p>0,6932</text:p>
          </table:table-cell>
          <table:table-cell office:value-type="float" office:value="0.05509" calcext:value-type="float">
            <text:p>0,05509</text:p>
          </table:table-cell>
          <table:table-cell office:value-type="float" office:value="0.66071" calcext:value-type="float">
            <text:p>0,66071</text:p>
          </table:table-cell>
          <table:table-cell office:value-type="float" office:value="0.05851" calcext:value-type="float">
            <text:p>0,05851</text:p>
          </table:table-cell>
        </table:table-row>
        <table:table-row table:style-name="ro1">
          <table:table-cell office:value-type="float" office:value="0.67341" calcext:value-type="float">
            <text:p>0,67341</text:p>
          </table:table-cell>
          <table:table-cell office:value-type="float" office:value="0.05834" calcext:value-type="float">
            <text:p>0,05834</text:p>
          </table:table-cell>
          <table:table-cell office:value-type="float" office:value="0.6374" calcext:value-type="float">
            <text:p>0,6374</text:p>
          </table:table-cell>
          <table:table-cell office:value-type="float" office:value="0.06194" calcext:value-type="float">
            <text:p>0,06194</text:p>
          </table:table-cell>
        </table:table-row>
        <table:table-row table:style-name="ro1">
          <table:table-cell office:value-type="float" office:value="0.6536" calcext:value-type="float">
            <text:p>0,6536</text:p>
          </table:table-cell>
          <table:table-cell office:value-type="float" office:value="0.06154" calcext:value-type="float">
            <text:p>0,06154</text:p>
          </table:table-cell>
          <table:table-cell office:value-type="float" office:value="0.61397" calcext:value-type="float">
            <text:p>0,61397</text:p>
          </table:table-cell>
          <table:table-cell office:value-type="float" office:value="0.06533" calcext:value-type="float">
            <text:p>0,06533</text:p>
          </table:table-cell>
        </table:table-row>
        <table:table-row table:style-name="ro1">
          <table:table-cell office:value-type="float" office:value="0.63378" calcext:value-type="float">
            <text:p>0,63378</text:p>
          </table:table-cell>
          <table:table-cell office:value-type="float" office:value="0.06471" calcext:value-type="float">
            <text:p>0,06471</text:p>
          </table:table-cell>
          <table:table-cell office:value-type="float" office:value="0.59047" calcext:value-type="float">
            <text:p>0,59047</text:p>
          </table:table-cell>
          <table:table-cell office:value-type="float" office:value="0.06871" calcext:value-type="float">
            <text:p>0,06871</text:p>
          </table:table-cell>
        </table:table-row>
        <table:table-row table:style-name="ro1">
          <table:table-cell office:value-type="float" office:value="0.61395" calcext:value-type="float">
            <text:p>0,61395</text:p>
          </table:table-cell>
          <table:table-cell office:value-type="float" office:value="0.06782" calcext:value-type="float">
            <text:p>0,06782</text:p>
          </table:table-cell>
          <table:table-cell office:value-type="float" office:value="0.56696" calcext:value-type="float">
            <text:p>0,56696</text:p>
          </table:table-cell>
          <table:table-cell office:value-type="float" office:value="0.07205" calcext:value-type="float">
            <text:p>0,07205</text:p>
          </table:table-cell>
        </table:table-row>
        <table:table-row table:style-name="ro1">
          <table:table-cell office:value-type="float" office:value="0.59408" calcext:value-type="float">
            <text:p>0,59408</text:p>
          </table:table-cell>
          <table:table-cell office:value-type="float" office:value="0.07089" calcext:value-type="float">
            <text:p>0,07089</text:p>
          </table:table-cell>
          <table:table-cell office:value-type="float" office:value="0.54349" calcext:value-type="float">
            <text:p>0,54349</text:p>
          </table:table-cell>
          <table:table-cell office:value-type="float" office:value="0.07536" calcext:value-type="float">
            <text:p>0,07536</text:p>
          </table:table-cell>
        </table:table-row>
        <table:table-row table:style-name="ro1">
          <table:table-cell office:value-type="float" office:value="0.57421" calcext:value-type="float">
            <text:p>0,57421</text:p>
          </table:table-cell>
          <table:table-cell office:value-type="float" office:value="0.07394" calcext:value-type="float">
            <text:p>0,07394</text:p>
          </table:table-cell>
          <table:table-cell office:value-type="float" office:value="0.52015" calcext:value-type="float">
            <text:p>0,52015</text:p>
          </table:table-cell>
          <table:table-cell office:value-type="float" office:value="0.07863" calcext:value-type="float">
            <text:p>0,07863</text:p>
          </table:table-cell>
        </table:table-row>
        <table:table-row table:style-name="ro1">
          <table:table-cell office:value-type="float" office:value="0.55436" calcext:value-type="float">
            <text:p>0,55436</text:p>
          </table:table-cell>
          <table:table-cell office:value-type="float" office:value="0.07693" calcext:value-type="float">
            <text:p>0,07693</text:p>
          </table:table-cell>
          <table:table-cell office:value-type="float" office:value="0.49702" calcext:value-type="float">
            <text:p>0,49702</text:p>
          </table:table-cell>
          <table:table-cell office:value-type="float" office:value="0.08182" calcext:value-type="float">
            <text:p>0,08182</text:p>
          </table:table-cell>
        </table:table-row>
        <table:table-row table:style-name="ro1">
          <table:table-cell office:value-type="float" office:value="0.53452" calcext:value-type="float">
            <text:p>0,53452</text:p>
          </table:table-cell>
          <table:table-cell office:value-type="float" office:value="0.07989" calcext:value-type="float">
            <text:p>0,07989</text:p>
          </table:table-cell>
          <table:table-cell office:value-type="float" office:value="0.47412" calcext:value-type="float">
            <text:p>0,47412</text:p>
          </table:table-cell>
          <table:table-cell office:value-type="float" office:value="0.08491" calcext:value-type="float">
            <text:p>0,08491</text:p>
          </table:table-cell>
        </table:table-row>
        <table:table-row table:style-name="ro1">
          <table:table-cell office:value-type="float" office:value="0.51473" calcext:value-type="float">
            <text:p>0,51473</text:p>
          </table:table-cell>
          <table:table-cell office:value-type="float" office:value="0.08279" calcext:value-type="float">
            <text:p>0,08279</text:p>
          </table:table-cell>
          <table:table-cell office:value-type="float" office:value="0.45151" calcext:value-type="float">
            <text:p>0,45151</text:p>
          </table:table-cell>
          <table:table-cell office:value-type="float" office:value="0.08789" calcext:value-type="float">
            <text:p>0,08789</text:p>
          </table:table-cell>
        </table:table-row>
        <table:table-row table:style-name="ro1">
          <table:table-cell office:value-type="float" office:value="0.49496" calcext:value-type="float">
            <text:p>0,49496</text:p>
          </table:table-cell>
          <table:table-cell office:value-type="float" office:value="0.08563" calcext:value-type="float">
            <text:p>0,08563</text:p>
          </table:table-cell>
          <table:table-cell office:value-type="float" office:value="0.42926" calcext:value-type="float">
            <text:p>0,42926</text:p>
          </table:table-cell>
          <table:table-cell office:value-type="float" office:value="0.09075" calcext:value-type="float">
            <text:p>0,09075</text:p>
          </table:table-cell>
        </table:table-row>
        <table:table-row table:style-name="ro1">
          <table:table-cell office:value-type="float" office:value="0.47524" calcext:value-type="float">
            <text:p>0,47524</text:p>
          </table:table-cell>
          <table:table-cell office:value-type="float" office:value="0.08841" calcext:value-type="float">
            <text:p>0,08841</text:p>
          </table:table-cell>
          <table:table-cell office:value-type="float" office:value="0.40743" calcext:value-type="float">
            <text:p>0,40743</text:p>
          </table:table-cell>
          <table:table-cell office:value-type="float" office:value="0.09344" calcext:value-type="float">
            <text:p>0,09344</text:p>
          </table:table-cell>
        </table:table-row>
        <table:table-row table:style-name="ro1">
          <table:table-cell office:value-type="float" office:value="0.45558" calcext:value-type="float">
            <text:p>0,45558</text:p>
          </table:table-cell>
          <table:table-cell office:value-type="float" office:value="0.09112" calcext:value-type="float">
            <text:p>0,09112</text:p>
          </table:table-cell>
          <table:table-cell office:value-type="float" office:value="0.38611" calcext:value-type="float">
            <text:p>0,38611</text:p>
          </table:table-cell>
          <table:table-cell office:value-type="float" office:value="0.09595" calcext:value-type="float">
            <text:p>0,09595</text:p>
          </table:table-cell>
        </table:table-row>
        <table:table-row table:style-name="ro1">
          <table:table-cell office:value-type="float" office:value="0.43599" calcext:value-type="float">
            <text:p>0,43599</text:p>
          </table:table-cell>
          <table:table-cell office:value-type="float" office:value="0.09375" calcext:value-type="float">
            <text:p>0,09375</text:p>
          </table:table-cell>
          <table:table-cell office:value-type="float" office:value="0.3653" calcext:value-type="float">
            <text:p>0,3653</text:p>
          </table:table-cell>
          <table:table-cell office:value-type="float" office:value="0.09824" calcext:value-type="float">
            <text:p>0,09824</text:p>
          </table:table-cell>
        </table:table-row>
        <table:table-row table:style-name="ro1">
          <table:table-cell office:value-type="float" office:value="0.41648" calcext:value-type="float">
            <text:p>0,41648</text:p>
          </table:table-cell>
          <table:table-cell office:value-type="float" office:value="0.09629" calcext:value-type="float">
            <text:p>0,09629</text:p>
          </table:table-cell>
          <table:table-cell office:value-type="float" office:value="0.34509" calcext:value-type="float">
            <text:p>0,34509</text:p>
          </table:table-cell>
          <table:table-cell office:value-type="float" office:value="0.1003" calcext:value-type="float">
            <text:p>0,1003</text:p>
          </table:table-cell>
        </table:table-row>
        <table:table-row table:style-name="ro1">
          <table:table-cell office:value-type="float" office:value="0.39709" calcext:value-type="float">
            <text:p>0,39709</text:p>
          </table:table-cell>
          <table:table-cell office:value-type="float" office:value="0.09873" calcext:value-type="float">
            <text:p>0,09873</text:p>
          </table:table-cell>
          <table:table-cell office:value-type="float" office:value="0.32553" calcext:value-type="float">
            <text:p>0,32553</text:p>
          </table:table-cell>
          <table:table-cell office:value-type="float" office:value="0.10209" calcext:value-type="float">
            <text:p>0,10209</text:p>
          </table:table-cell>
        </table:table-row>
        <table:table-row table:style-name="ro1">
          <table:table-cell office:value-type="float" office:value="0.37785" calcext:value-type="float">
            <text:p>0,37785</text:p>
          </table:table-cell>
          <table:table-cell office:value-type="float" office:value="0.10105" calcext:value-type="float">
            <text:p>0,10105</text:p>
          </table:table-cell>
          <table:table-cell office:value-type="float" office:value="0.30661" calcext:value-type="float">
            <text:p>0,30661</text:p>
          </table:table-cell>
          <table:table-cell office:value-type="float" office:value="0.10359" calcext:value-type="float">
            <text:p>0,10359</text:p>
          </table:table-cell>
        </table:table-row>
        <table:table-row table:style-name="ro1">
          <table:table-cell office:value-type="float" office:value="0.35877" calcext:value-type="float">
            <text:p>0,35877</text:p>
          </table:table-cell>
          <table:table-cell office:value-type="float" office:value="0.10323" calcext:value-type="float">
            <text:p>0,10323</text:p>
          </table:table-cell>
          <table:table-cell office:value-type="float" office:value="0.28839" calcext:value-type="float">
            <text:p>0,28839</text:p>
          </table:table-cell>
          <table:table-cell office:value-type="float" office:value="0.10481" calcext:value-type="float">
            <text:p>0,10481</text:p>
          </table:table-cell>
        </table:table-row>
        <table:table-row table:style-name="ro1">
          <table:table-cell office:value-type="float" office:value="0.33989" calcext:value-type="float">
            <text:p>0,33989</text:p>
          </table:table-cell>
          <table:table-cell office:value-type="float" office:value="0.10526" calcext:value-type="float">
            <text:p>0,10526</text:p>
          </table:table-cell>
          <table:table-cell office:value-type="float" office:value="0.27088" calcext:value-type="float">
            <text:p>0,27088</text:p>
          </table:table-cell>
          <table:table-cell office:value-type="float" office:value="0.10571" calcext:value-type="float">
            <text:p>0,10571</text:p>
          </table:table-cell>
        </table:table-row>
        <table:table-row table:style-name="ro1">
          <table:table-cell office:value-type="float" office:value="0.32128" calcext:value-type="float">
            <text:p>0,32128</text:p>
          </table:table-cell>
          <table:table-cell office:value-type="float" office:value="0.10712" calcext:value-type="float">
            <text:p>0,10712</text:p>
          </table:table-cell>
          <table:table-cell office:value-type="float" office:value="0.2541" calcext:value-type="float">
            <text:p>0,2541</text:p>
          </table:table-cell>
          <table:table-cell office:value-type="float" office:value="0.10631" calcext:value-type="float">
            <text:p>0,10631</text:p>
          </table:table-cell>
        </table:table-row>
        <table:table-row table:style-name="ro1">
          <table:table-cell office:value-type="float" office:value="0.30297" calcext:value-type="float">
            <text:p>0,30297</text:p>
          </table:table-cell>
          <table:table-cell office:value-type="float" office:value="0.10877" calcext:value-type="float">
            <text:p>0,10877</text:p>
          </table:table-cell>
          <table:table-cell office:value-type="float" office:value="0.23807" calcext:value-type="float">
            <text:p>0,23807</text:p>
          </table:table-cell>
          <table:table-cell office:value-type="float" office:value="0.10661" calcext:value-type="float">
            <text:p>0,10661</text:p>
          </table:table-cell>
        </table:table-row>
        <table:table-row table:style-name="ro1">
          <table:table-cell office:value-type="float" office:value="0.28503" calcext:value-type="float">
            <text:p>0,28503</text:p>
          </table:table-cell>
          <table:table-cell office:value-type="float" office:value="0.11018" calcext:value-type="float">
            <text:p>0,11018</text:p>
          </table:table-cell>
          <table:table-cell office:value-type="float" office:value="0.2228" calcext:value-type="float">
            <text:p>0,2228</text:p>
          </table:table-cell>
          <table:table-cell office:value-type="float" office:value="0.10658" calcext:value-type="float">
            <text:p>0,10658</text:p>
          </table:table-cell>
        </table:table-row>
        <table:table-row table:style-name="ro1">
          <table:table-cell office:value-type="float" office:value="0.2675" calcext:value-type="float">
            <text:p>0,2675</text:p>
          </table:table-cell>
          <table:table-cell office:value-type="float" office:value="0.11132" calcext:value-type="float">
            <text:p>0,11132</text:p>
          </table:table-cell>
          <table:table-cell office:value-type="float" office:value="0.20825" calcext:value-type="float">
            <text:p>0,20825</text:p>
          </table:table-cell>
          <table:table-cell office:value-type="float" office:value="0.10624" calcext:value-type="float">
            <text:p>0,10624</text:p>
          </table:table-cell>
        </table:table-row>
        <table:table-row table:style-name="ro1">
          <table:table-cell office:value-type="float" office:value="0.25041" calcext:value-type="float">
            <text:p>0,25041</text:p>
          </table:table-cell>
          <table:table-cell office:value-type="float" office:value="0.11216" calcext:value-type="float">
            <text:p>0,11216</text:p>
          </table:table-cell>
          <table:table-cell office:value-type="float" office:value="0.19443" calcext:value-type="float">
            <text:p>0,19443</text:p>
          </table:table-cell>
          <table:table-cell office:value-type="float" office:value="0.10559" calcext:value-type="float">
            <text:p>0,10559</text:p>
          </table:table-cell>
        </table:table-row>
        <table:table-row table:style-name="ro1">
          <table:table-cell office:value-type="float" office:value="0.23383" calcext:value-type="float">
            <text:p>0,23383</text:p>
          </table:table-cell>
          <table:table-cell office:value-type="float" office:value="0.11266" calcext:value-type="float">
            <text:p>0,11266</text:p>
          </table:table-cell>
          <table:table-cell office:value-type="float" office:value="0.18129" calcext:value-type="float">
            <text:p>0,18129</text:p>
          </table:table-cell>
          <table:table-cell office:value-type="float" office:value="0.10464" calcext:value-type="float">
            <text:p>0,10464</text:p>
          </table:table-cell>
        </table:table-row>
        <table:table-row table:style-name="ro1">
          <table:table-cell office:value-type="float" office:value="0.21778" calcext:value-type="float">
            <text:p>0,21778</text:p>
          </table:table-cell>
          <table:table-cell office:value-type="float" office:value="0.1128" calcext:value-type="float">
            <text:p>0,1128</text:p>
          </table:table-cell>
          <table:table-cell office:value-type="float" office:value="0.16881" calcext:value-type="float">
            <text:p>0,16881</text:p>
          </table:table-cell>
          <table:table-cell office:value-type="float" office:value="0.10341" calcext:value-type="float">
            <text:p>0,10341</text:p>
          </table:table-cell>
        </table:table-row>
        <table:table-row table:style-name="ro1">
          <table:table-cell office:value-type="float" office:value="0.20228" calcext:value-type="float">
            <text:p>0,20228</text:p>
          </table:table-cell>
          <table:table-cell office:value-type="float" office:value="0.11254" calcext:value-type="float">
            <text:p>0,11254</text:p>
          </table:table-cell>
          <table:table-cell office:value-type="float" office:value="0.15698" calcext:value-type="float">
            <text:p>0,15698</text:p>
          </table:table-cell>
          <table:table-cell office:value-type="float" office:value="0.10193" calcext:value-type="float">
            <text:p>0,10193</text:p>
          </table:table-cell>
        </table:table-row>
        <table:table-row table:style-name="ro1">
          <table:table-cell office:value-type="float" office:value="0.18734" calcext:value-type="float">
            <text:p>0,18734</text:p>
          </table:table-cell>
          <table:table-cell office:value-type="float" office:value="0.11185" calcext:value-type="float">
            <text:p>0,11185</text:p>
          </table:table-cell>
          <table:table-cell office:value-type="float" office:value="0.14577" calcext:value-type="float">
            <text:p>0,14577</text:p>
          </table:table-cell>
          <table:table-cell office:value-type="float" office:value="0.10019" calcext:value-type="float">
            <text:p>0,10019</text:p>
          </table:table-cell>
        </table:table-row>
        <table:table-row table:style-name="ro1">
          <table:table-cell office:value-type="float" office:value="0.17298" calcext:value-type="float">
            <text:p>0,17298</text:p>
          </table:table-cell>
          <table:table-cell office:value-type="float" office:value="0.11073" calcext:value-type="float">
            <text:p>0,11073</text:p>
          </table:table-cell>
          <table:table-cell office:value-type="float" office:value="0.13517" calcext:value-type="float">
            <text:p>0,13517</text:p>
          </table:table-cell>
          <table:table-cell office:value-type="float" office:value="0.09826" calcext:value-type="float">
            <text:p>0,09826</text:p>
          </table:table-cell>
        </table:table-row>
        <table:table-row table:style-name="ro1">
          <table:table-cell office:value-type="float" office:value="0.15917" calcext:value-type="float">
            <text:p>0,15917</text:p>
          </table:table-cell>
          <table:table-cell office:value-type="float" office:value="0.10916" calcext:value-type="float">
            <text:p>0,10916</text:p>
          </table:table-cell>
          <table:table-cell office:value-type="float" office:value="0.12516" calcext:value-type="float">
            <text:p>0,12516</text:p>
          </table:table-cell>
          <table:table-cell office:value-type="float" office:value="0.09613" calcext:value-type="float">
            <text:p>0,09613</text:p>
          </table:table-cell>
        </table:table-row>
        <table:table-row table:style-name="ro1">
          <table:table-cell office:value-type="float" office:value="0.14594" calcext:value-type="float">
            <text:p>0,14594</text:p>
          </table:table-cell>
          <table:table-cell office:value-type="float" office:value="0.10712" calcext:value-type="float">
            <text:p>0,10712</text:p>
          </table:table-cell>
          <table:table-cell office:value-type="float" office:value="0.11572" calcext:value-type="float">
            <text:p>0,11572</text:p>
          </table:table-cell>
          <table:table-cell office:value-type="float" office:value="0.09383" calcext:value-type="float">
            <text:p>0,09383</text:p>
          </table:table-cell>
        </table:table-row>
        <table:table-row table:style-name="ro1">
          <table:table-cell office:value-type="float" office:value="0.13327" calcext:value-type="float">
            <text:p>0,13327</text:p>
          </table:table-cell>
          <table:table-cell office:value-type="float" office:value="0.10464" calcext:value-type="float">
            <text:p>0,10464</text:p>
          </table:table-cell>
          <table:table-cell office:value-type="float" office:value="0.10683" calcext:value-type="float">
            <text:p>0,10683</text:p>
          </table:table-cell>
          <table:table-cell office:value-type="float" office:value="0.0914" calcext:value-type="float">
            <text:p>0,0914</text:p>
          </table:table-cell>
        </table:table-row>
        <table:table-row table:style-name="ro1">
          <table:table-cell office:value-type="float" office:value="0.12118" calcext:value-type="float">
            <text:p>0,12118</text:p>
          </table:table-cell>
          <table:table-cell office:value-type="float" office:value="0.10176" calcext:value-type="float">
            <text:p>0,10176</text:p>
          </table:table-cell>
          <table:table-cell office:value-type="float" office:value="0.09847" calcext:value-type="float">
            <text:p>0,09847</text:p>
          </table:table-cell>
          <table:table-cell office:value-type="float" office:value="0.08886" calcext:value-type="float">
            <text:p>0,08886</text:p>
          </table:table-cell>
        </table:table-row>
        <table:table-row table:style-name="ro1">
          <table:table-cell office:value-type="float" office:value="0.10971" calcext:value-type="float">
            <text:p>0,10971</text:p>
          </table:table-cell>
          <table:table-cell office:value-type="float" office:value="0.09855" calcext:value-type="float">
            <text:p>0,09855</text:p>
          </table:table-cell>
          <table:table-cell office:value-type="float" office:value="0.09062" calcext:value-type="float">
            <text:p>0,09062</text:p>
          </table:table-cell>
          <table:table-cell office:value-type="float" office:value="0.08623" calcext:value-type="float">
            <text:p>0,08623</text:p>
          </table:table-cell>
        </table:table-row>
        <table:table-row table:style-name="ro1">
          <table:table-cell office:value-type="float" office:value="0.0989" calcext:value-type="float">
            <text:p>0,0989</text:p>
          </table:table-cell>
          <table:table-cell office:value-type="float" office:value="0.09505" calcext:value-type="float">
            <text:p>0,09505</text:p>
          </table:table-cell>
          <table:table-cell office:value-type="float" office:value="0.08325" calcext:value-type="float">
            <text:p>0,08325</text:p>
          </table:table-cell>
          <table:table-cell office:value-type="float" office:value="0.08352" calcext:value-type="float">
            <text:p>0,08352</text:p>
          </table:table-cell>
        </table:table-row>
        <table:table-row table:style-name="ro1">
          <table:table-cell office:value-type="float" office:value="0.08877" calcext:value-type="float">
            <text:p>0,08877</text:p>
          </table:table-cell>
          <table:table-cell office:value-type="float" office:value="0.09135" calcext:value-type="float">
            <text:p>0,09135</text:p>
          </table:table-cell>
          <table:table-cell office:value-type="float" office:value="0.07635" calcext:value-type="float">
            <text:p>0,07635</text:p>
          </table:table-cell>
          <table:table-cell office:value-type="float" office:value="0.08075" calcext:value-type="float">
            <text:p>0,08075</text:p>
          </table:table-cell>
        </table:table-row>
        <table:table-row table:style-name="ro1">
          <table:table-cell office:value-type="float" office:value="0.07936" calcext:value-type="float">
            <text:p>0,07936</text:p>
          </table:table-cell>
          <table:table-cell office:value-type="float" office:value="0.08751" calcext:value-type="float">
            <text:p>0,08751</text:p>
          </table:table-cell>
          <table:table-cell office:value-type="float" office:value="0.06989" calcext:value-type="float">
            <text:p>0,06989</text:p>
          </table:table-cell>
          <table:table-cell office:value-type="float" office:value="0.07793" calcext:value-type="float">
            <text:p>0,07793</text:p>
          </table:table-cell>
        </table:table-row>
        <table:table-row table:style-name="ro1">
          <table:table-cell office:value-type="float" office:value="0.07069" calcext:value-type="float">
            <text:p>0,07069</text:p>
          </table:table-cell>
          <table:table-cell office:value-type="float" office:value="0.08357" calcext:value-type="float">
            <text:p>0,08357</text:p>
          </table:table-cell>
          <table:table-cell office:value-type="float" office:value="0.06384" calcext:value-type="float">
            <text:p>0,06384</text:p>
          </table:table-cell>
          <table:table-cell office:value-type="float" office:value="0.07507" calcext:value-type="float">
            <text:p>0,07507</text:p>
          </table:table-cell>
        </table:table-row>
        <table:table-row table:style-name="ro1">
          <table:table-cell office:value-type="float" office:value="0.06273" calcext:value-type="float">
            <text:p>0,06273</text:p>
          </table:table-cell>
          <table:table-cell office:value-type="float" office:value="0.07959" calcext:value-type="float">
            <text:p>0,07959</text:p>
          </table:table-cell>
          <table:table-cell office:value-type="float" office:value="0.05818" calcext:value-type="float">
            <text:p>0,05818</text:p>
          </table:table-cell>
          <table:table-cell office:value-type="float" office:value="0.0722" calcext:value-type="float">
            <text:p>0,0722</text:p>
          </table:table-cell>
        </table:table-row>
        <table:table-row table:style-name="ro1">
          <table:table-cell office:value-type="float" office:value="0.05547" calcext:value-type="float">
            <text:p>0,05547</text:p>
          </table:table-cell>
          <table:table-cell office:value-type="float" office:value="0.07562" calcext:value-type="float">
            <text:p>0,07562</text:p>
          </table:table-cell>
          <table:table-cell office:value-type="float" office:value="0.05289" calcext:value-type="float">
            <text:p>0,05289</text:p>
          </table:table-cell>
          <table:table-cell office:value-type="float" office:value="0.06929" calcext:value-type="float">
            <text:p>0,06929</text:p>
          </table:table-cell>
        </table:table-row>
        <table:table-row table:style-name="ro1">
          <table:table-cell office:value-type="float" office:value="0.04888" calcext:value-type="float">
            <text:p>0,04888</text:p>
          </table:table-cell>
          <table:table-cell office:value-type="float" office:value="0.07167" calcext:value-type="float">
            <text:p>0,07167</text:p>
          </table:table-cell>
          <table:table-cell office:value-type="float" office:value="0.04794" calcext:value-type="float">
            <text:p>0,04794</text:p>
          </table:table-cell>
          <table:table-cell office:value-type="float" office:value="0.06638" calcext:value-type="float">
            <text:p>0,06638</text:p>
          </table:table-cell>
        </table:table-row>
        <table:table-row table:style-name="ro1">
          <table:table-cell office:value-type="float" office:value="0.04291" calcext:value-type="float">
            <text:p>0,04291</text:p>
          </table:table-cell>
          <table:table-cell office:value-type="float" office:value="0.06776" calcext:value-type="float">
            <text:p>0,06776</text:p>
          </table:table-cell>
          <table:table-cell office:value-type="float" office:value="0.04332" calcext:value-type="float">
            <text:p>0,04332</text:p>
          </table:table-cell>
          <table:table-cell office:value-type="float" office:value="0.06345" calcext:value-type="float">
            <text:p>0,06345</text:p>
          </table:table-cell>
        </table:table-row>
        <table:table-row table:style-name="ro1">
          <table:table-cell office:value-type="float" office:value="0.03752" calcext:value-type="float">
            <text:p>0,03752</text:p>
          </table:table-cell>
          <table:table-cell office:value-type="float" office:value="0.06391" calcext:value-type="float">
            <text:p>0,0639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6052" calcext:value-type="float">
            <text:p>0,06052</text:p>
          </table:table-cell>
        </table:table-row>
        <table:table-row table:style-name="ro1">
          <table:table-cell office:value-type="float" office:value="0.03266" calcext:value-type="float">
            <text:p>0,03266</text:p>
          </table:table-cell>
          <table:table-cell office:value-type="float" office:value="0.06012" calcext:value-type="float">
            <text:p>0,06012</text:p>
          </table:table-cell>
          <table:table-cell office:value-type="float" office:value="0.03498" calcext:value-type="float">
            <text:p>0,03498</text:p>
          </table:table-cell>
          <table:table-cell office:value-type="float" office:value="0.05758" calcext:value-type="float">
            <text:p>0,05758</text:p>
          </table:table-cell>
        </table:table-row>
        <table:table-row table:style-name="ro1">
          <table:table-cell office:value-type="float" office:value="0.0283" calcext:value-type="float">
            <text:p>0,0283</text:p>
          </table:table-cell>
          <table:table-cell office:value-type="float" office:value="0.05639" calcext:value-type="float">
            <text:p>0,05639</text:p>
          </table:table-cell>
          <table:table-cell office:value-type="float" office:value="0.03122" calcext:value-type="float">
            <text:p>0,03122</text:p>
          </table:table-cell>
          <table:table-cell office:value-type="float" office:value="0.05464" calcext:value-type="float">
            <text:p>0,05464</text:p>
          </table:table-cell>
        </table:table-row>
        <table:table-row table:style-name="ro1">
          <table:table-cell office:value-type="float" office:value="0.02441" calcext:value-type="float">
            <text:p>0,02441</text:p>
          </table:table-cell>
          <table:table-cell office:value-type="float" office:value="0.05271" calcext:value-type="float">
            <text:p>0,05271</text:p>
          </table:table-cell>
          <table:table-cell office:value-type="float" office:value="0.02773" calcext:value-type="float">
            <text:p>0,02773</text:p>
          </table:table-cell>
          <table:table-cell office:value-type="float" office:value="0.05169" calcext:value-type="float">
            <text:p>0,05169</text:p>
          </table:table-cell>
        </table:table-row>
        <table:table-row table:style-name="ro1">
          <table:table-cell office:value-type="float" office:value="0.02094" calcext:value-type="float">
            <text:p>0,02094</text:p>
          </table:table-cell>
          <table:table-cell office:value-type="float" office:value="0.04908" calcext:value-type="float">
            <text:p>0,04908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0.04874" calcext:value-type="float">
            <text:p>0,04874</text:p>
          </table:table-cell>
        </table:table-row>
        <table:table-row table:style-name="ro1">
          <table:table-cell office:value-type="float" office:value="0.01786" calcext:value-type="float">
            <text:p>0,01786</text:p>
          </table:table-cell>
          <table:table-cell office:value-type="float" office:value="0.04551" calcext:value-type="float">
            <text:p>0,04551</text:p>
          </table:table-cell>
          <table:table-cell office:value-type="float" office:value="0.02148" calcext:value-type="float">
            <text:p>0,02148</text:p>
          </table:table-cell>
          <table:table-cell office:value-type="float" office:value="0.0458" calcext:value-type="float">
            <text:p>0,0458</text:p>
          </table:table-cell>
        </table:table-row>
        <table:table-row table:style-name="ro1">
          <table:table-cell office:value-type="float" office:value="0.01513" calcext:value-type="float">
            <text:p>0,01513</text:p>
          </table:table-cell>
          <table:table-cell office:value-type="float" office:value="0.04201" calcext:value-type="float">
            <text:p>0,0420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4285" calcext:value-type="float">
            <text:p>0,04285</text:p>
          </table:table-cell>
        </table:table-row>
        <table:table-row table:style-name="ro1">
          <table:table-cell office:value-type="float" office:value="0.01273" calcext:value-type="float">
            <text:p>0,01273</text:p>
          </table:table-cell>
          <table:table-cell office:value-type="float" office:value="0.03858" calcext:value-type="float">
            <text:p>0,03858</text:p>
          </table:table-cell>
          <table:table-cell office:value-type="float" office:value="0.01615" calcext:value-type="float">
            <text:p>0,01615</text:p>
          </table:table-cell>
          <table:table-cell office:value-type="float" office:value="0.0399" calcext:value-type="float">
            <text:p>0,0399</text:p>
          </table:table-cell>
        </table:table-row>
        <table:table-row table:style-name="ro1">
          <table:table-cell office:value-type="float" office:value="0.0106" calcext:value-type="float">
            <text:p>0,0106</text:p>
          </table:table-cell>
          <table:table-cell office:value-type="float" office:value="0.03523" calcext:value-type="float">
            <text:p>0,03523</text:p>
          </table:table-cell>
          <table:table-cell office:value-type="float" office:value="0.01381" calcext:value-type="float">
            <text:p>0,01381</text:p>
          </table:table-cell>
          <table:table-cell office:value-type="float" office:value="0.03695" calcext:value-type="float">
            <text:p>0,03695</text:p>
          </table:table-cell>
        </table:table-row>
        <table:table-row table:style-name="ro1">
          <table:table-cell office:value-type="float" office:value="0.00875" calcext:value-type="float">
            <text:p>0,00875</text:p>
          </table:table-cell>
          <table:table-cell office:value-type="float" office:value="0.03197" calcext:value-type="float">
            <text:p>0,03197</text:p>
          </table:table-cell>
          <table:table-cell office:value-type="float" office:value="0.01168" calcext:value-type="float">
            <text:p>0,01168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0.00713" calcext:value-type="float">
            <text:p>0,00713</text:p>
          </table:table-cell>
          <table:table-cell office:value-type="float" office:value="0.02881" calcext:value-type="float">
            <text:p>0,02881</text:p>
          </table:table-cell>
          <table:table-cell office:value-type="float" office:value="0.00975" calcext:value-type="float">
            <text:p>0,00975</text:p>
          </table:table-cell>
          <table:table-cell office:value-type="float" office:value="0.03105" calcext:value-type="float">
            <text:p>0,03105</text:p>
          </table:table-cell>
        </table:table-row>
        <table:table-row table:style-name="ro1">
          <table:table-cell office:value-type="float" office:value="0.00572" calcext:value-type="float">
            <text:p>0,00572</text:p>
          </table:table-cell>
          <table:table-cell office:value-type="float" office:value="0.02573" calcext:value-type="float">
            <text:p>0,02573</text:p>
          </table:table-cell>
          <table:table-cell office:value-type="float" office:value="0.00803" calcext:value-type="float">
            <text:p>0,00803</text:p>
          </table:table-cell>
          <table:table-cell office:value-type="float" office:value="0.0281" calcext:value-type="float">
            <text:p>0,0281</text:p>
          </table:table-cell>
        </table:table-row>
        <table:table-row table:style-name="ro1">
          <table:table-cell office:value-type="float" office:value="0.0045" calcext:value-type="float">
            <text:p>0,0045</text:p>
          </table:table-cell>
          <table:table-cell office:value-type="float" office:value="0.02275" calcext:value-type="float">
            <text:p>0,02275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2516" calcext:value-type="float">
            <text:p>0,02516</text:p>
          </table:table-cell>
        </table:table-row>
        <table:table-row table:style-name="ro1">
          <table:table-cell office:value-type="float" office:value="0.00347" calcext:value-type="float">
            <text:p>0,00347</text:p>
          </table:table-cell>
          <table:table-cell office:value-type="float" office:value="0.01986" calcext:value-type="float">
            <text:p>0,01986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0.02223" calcext:value-type="float">
            <text:p>0,02223</text:p>
          </table:table-cell>
        </table:table-row>
        <table:table-row table:style-name="ro1">
          <table:table-cell office:value-type="float" office:value="0.00259" calcext:value-type="float">
            <text:p>0,00259</text:p>
          </table:table-cell>
          <table:table-cell office:value-type="float" office:value="0.01707" calcext:value-type="float">
            <text:p>0,01707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1933" calcext:value-type="float">
            <text:p>0,01933</text:p>
          </table:table-cell>
        </table:table-row>
        <table:table-row table:style-name="ro1">
          <table:table-cell office:value-type="float" office:value="0.00185" calcext:value-type="float">
            <text:p>0,00185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1645" calcext:value-type="float">
            <text:p>0,01645</text:p>
          </table:table-cell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1176" calcext:value-type="float">
            <text:p>0,0117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136" calcext:value-type="float">
            <text:p>0,0136</text:p>
          </table:table-cell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924" calcext:value-type="float">
            <text:p>0,00924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1079" calcext:value-type="float">
            <text:p>0,01079</text:p>
          </table:table-cell>
        </table:table-row>
        <table:table-row table:style-name="ro1">
          <table:table-cell office:value-type="float" office:value="0.00041" calcext:value-type="float">
            <text:p>0,00041</text:p>
          </table:table-cell>
          <table:table-cell office:value-type="float" office:value="0.00681" calcext:value-type="float">
            <text:p>0,00681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803" calcext:value-type="float">
            <text:p>0,00803</text:p>
          </table:table-cell>
        </table:table-row>
        <table:table-row table:style-name="ro1">
          <table:table-cell office:value-type="float" office:value="0.00016" calcext:value-type="float">
            <text:p>0,00016</text:p>
          </table:table-cell>
          <table:table-cell office:value-type="float" office:value="0.00446" calcext:value-type="float">
            <text:p>0,00446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53" calcext:value-type="float">
            <text:p>0,0053</text:p>
          </table:table-cell>
        </table:table-row>
        <table:table-row table:style-name="ro1">
          <table:table-cell office:value-type="float" office:value="0.00005" calcext:value-type="float">
            <text:p>0,00005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263" calcext:value-type="float">
            <text:p>0,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,00013</text:p>
          </table:table-cell>
          <table:table-cell office:value-type="float" office:value="-0.00217" calcext:value-type="float">
            <text:p>-0,00217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-0.00259" calcext:value-type="float">
            <text:p>-0,00259</text:p>
          </table:table-cell>
        </table:table-row>
        <table:table-row table:style-name="ro1">
          <table:table-cell office:value-type="float" office:value="0.00049" calcext:value-type="float">
            <text:p>0,00049</text:p>
          </table:table-cell>
          <table:table-cell office:value-type="float" office:value="-0.00439" calcext:value-type="float">
            <text:p>-0,0043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-0.0052" calcext:value-type="float">
            <text:p>-0,0052</text:p>
          </table:table-cell>
        </table:table-row>
        <table:table-row table:style-name="ro1">
          <table:table-cell office:value-type="float" office:value="0.00106" calcext:value-type="float">
            <text:p>0,00106</text:p>
          </table:table-cell>
          <table:table-cell office:value-type="float" office:value="-0.00665" calcext:value-type="float">
            <text:p>-0,00665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-0.00783" calcext:value-type="float">
            <text:p>-0,00783</text:p>
          </table:table-cell>
        </table:table-row>
        <table:table-row table:style-name="ro1">
          <table:table-cell office:value-type="float" office:value="0.00183" calcext:value-type="float">
            <text:p>0,00183</text:p>
          </table:table-cell>
          <table:table-cell office:value-type="float" office:value="-0.00893" calcext:value-type="float">
            <text:p>-0,00893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-0.01045" calcext:value-type="float">
            <text:p>-0,01045</text:p>
          </table:table-cell>
        </table:table-row>
        <table:table-row table:style-name="ro1">
          <table:table-cell office:value-type="float" office:value="0.0028" calcext:value-type="float">
            <text:p>0,0028</text:p>
          </table:table-cell>
          <table:table-cell office:value-type="float" office:value="-0.01124" calcext:value-type="float">
            <text:p>-0,01124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-0.01306" calcext:value-type="float">
            <text:p>-0,01306</text:p>
          </table:table-cell>
        </table:table-row>
        <table:table-row table:style-name="ro1">
          <table:table-cell office:value-type="float" office:value="0.00398" calcext:value-type="float">
            <text:p>0,00398</text:p>
          </table:table-cell>
          <table:table-cell office:value-type="float" office:value="-0.01357" calcext:value-type="float">
            <text:p>-0,01357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1562" calcext:value-type="float">
            <text:p>-0,01562</text:p>
          </table:table-cell>
        </table:table-row>
        <table:table-row table:style-name="ro1">
          <table:table-cell office:value-type="float" office:value="0.00537" calcext:value-type="float">
            <text:p>0,00537</text:p>
          </table:table-cell>
          <table:table-cell office:value-type="float" office:value="-0.0159" calcext:value-type="float">
            <text:p>-0,0159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-0.01813" calcext:value-type="float">
            <text:p>-0,01813</text:p>
          </table:table-cell>
        </table:table-row>
        <table:table-row table:style-name="ro1">
          <table:table-cell office:value-type="float" office:value="0.00697" calcext:value-type="float">
            <text:p>0,00697</text:p>
          </table:table-cell>
          <table:table-cell office:value-type="float" office:value="-0.01825" calcext:value-type="float">
            <text:p>-0,01825</text:p>
          </table:table-cell>
          <table:table-cell office:value-type="float" office:value="0.00647" calcext:value-type="float">
            <text:p>0,00647</text:p>
          </table:table-cell>
          <table:table-cell office:value-type="float" office:value="-0.02059" calcext:value-type="float">
            <text:p>-0,02059</text:p>
          </table:table-cell>
        </table:table-row>
        <table:table-row table:style-name="ro1">
          <table:table-cell office:value-type="float" office:value="0.00878" calcext:value-type="float">
            <text:p>0,00878</text:p>
          </table:table-cell>
          <table:table-cell office:value-type="float" office:value="-0.0206" calcext:value-type="float">
            <text:p>-0,0206</text:p>
          </table:table-cell>
          <table:table-cell office:value-type="float" office:value="0.00835" calcext:value-type="float">
            <text:p>0,00835</text:p>
          </table:table-cell>
          <table:table-cell office:value-type="float" office:value="-0.02297" calcext:value-type="float">
            <text:p>-0,02297</text:p>
          </table:table-cell>
        </table:table-row>
        <table:table-row table:style-name="ro1">
          <table:table-cell office:value-type="float" office:value="0.01082" calcext:value-type="float">
            <text:p>0,01082</text:p>
          </table:table-cell>
          <table:table-cell office:value-type="float" office:value="-0.02295" calcext:value-type="float">
            <text:p>-0,02295</text:p>
          </table:table-cell>
          <table:table-cell office:value-type="float" office:value="0.01044" calcext:value-type="float">
            <text:p>0,01044</text:p>
          </table:table-cell>
          <table:table-cell office:value-type="float" office:value="-0.02531" calcext:value-type="float">
            <text:p>-0,02531</text:p>
          </table:table-cell>
        </table:table-row>
        <table:table-row table:style-name="ro1">
          <table:table-cell office:value-type="float" office:value="0.0131" calcext:value-type="float">
            <text:p>0,0131</text:p>
          </table:table-cell>
          <table:table-cell office:value-type="float" office:value="-0.0253" calcext:value-type="float">
            <text:p>-0,0253</text:p>
          </table:table-cell>
          <table:table-cell office:value-type="float" office:value="0.01274" calcext:value-type="float">
            <text:p>0,01274</text:p>
          </table:table-cell>
          <table:table-cell office:value-type="float" office:value="-0.02758" calcext:value-type="float">
            <text:p>-0,02758</text:p>
          </table:table-cell>
        </table:table-row>
        <table:table-row table:style-name="ro1">
          <table:table-cell office:value-type="float" office:value="0.01562" calcext:value-type="float">
            <text:p>0,01562</text:p>
          </table:table-cell>
          <table:table-cell office:value-type="float" office:value="-0.02765" calcext:value-type="float">
            <text:p>-0,02765</text:p>
          </table:table-cell>
          <table:table-cell office:value-type="float" office:value="0.01524" calcext:value-type="float">
            <text:p>0,01524</text:p>
          </table:table-cell>
          <table:table-cell office:value-type="float" office:value="-0.0298" calcext:value-type="float">
            <text:p>-0,0298</text:p>
          </table:table-cell>
        </table:table-row>
        <table:table-row table:style-name="ro1">
          <table:table-cell office:value-type="float" office:value="0.01841" calcext:value-type="float">
            <text:p>0,01841</text:p>
          </table:table-cell>
          <table:table-cell office:value-type="float" office:value="-0.02999" calcext:value-type="float">
            <text:p>-0,02999</text:p>
          </table:table-cell>
          <table:table-cell office:value-type="float" office:value="0.01794" calcext:value-type="float">
            <text:p>0,01794</text:p>
          </table:table-cell>
          <table:table-cell office:value-type="float" office:value="-0.03198" calcext:value-type="float">
            <text:p>-0,03198</text:p>
          </table:table-cell>
        </table:table-row>
        <table:table-row table:style-name="ro1">
          <table:table-cell office:value-type="float" office:value="0.02149" calcext:value-type="float">
            <text:p>0,02149</text:p>
          </table:table-cell>
          <table:table-cell office:value-type="float" office:value="-0.03233" calcext:value-type="float">
            <text:p>-0,03233</text:p>
          </table:table-cell>
          <table:table-cell office:value-type="float" office:value="0.02084" calcext:value-type="float">
            <text:p>0,02084</text:p>
          </table:table-cell>
          <table:table-cell office:value-type="float" office:value="-0.03413" calcext:value-type="float">
            <text:p>-0,03413</text:p>
          </table:table-cell>
        </table:table-row>
        <table:table-row table:style-name="ro1">
          <table:table-cell office:value-type="float" office:value="0.02487" calcext:value-type="float">
            <text:p>0,02487</text:p>
          </table:table-cell>
          <table:table-cell office:value-type="float" office:value="-0.03465" calcext:value-type="float">
            <text:p>-0,03465</text:p>
          </table:table-cell>
          <table:table-cell office:value-type="float" office:value="0.02395" calcext:value-type="float">
            <text:p>0,02395</text:p>
          </table:table-cell>
          <table:table-cell office:value-type="float" office:value="-0.03624" calcext:value-type="float">
            <text:p>-0,03624</text:p>
          </table:table-cell>
        </table:table-row>
        <table:table-row table:style-name="ro1">
          <table:table-cell office:value-type="float" office:value="0.02857" calcext:value-type="float">
            <text:p>0,02857</text:p>
          </table:table-cell>
          <table:table-cell office:value-type="float" office:value="-0.03696" calcext:value-type="float">
            <text:p>-0,03696</text:p>
          </table:table-cell>
          <table:table-cell office:value-type="float" office:value="0.02726" calcext:value-type="float">
            <text:p>0,02726</text:p>
          </table:table-cell>
          <table:table-cell office:value-type="float" office:value="-0.03832" calcext:value-type="float">
            <text:p>-0,03832</text:p>
          </table:table-cell>
        </table:table-row>
        <table:table-row table:style-name="ro1">
          <table:table-cell office:value-type="float" office:value="0.03264" calcext:value-type="float">
            <text:p>0,03264</text:p>
          </table:table-cell>
          <table:table-cell office:value-type="float" office:value="-0.03925" calcext:value-type="float">
            <text:p>-0,03925</text:p>
          </table:table-cell>
          <table:table-cell office:value-type="float" office:value="0.03079" calcext:value-type="float">
            <text:p>0,03079</text:p>
          </table:table-cell>
          <table:table-cell office:value-type="float" office:value="-0.04036" calcext:value-type="float">
            <text:p>-0,04036</text:p>
          </table:table-cell>
        </table:table-row>
        <table:table-row table:style-name="ro1">
          <table:table-cell office:value-type="float" office:value="0.0371" calcext:value-type="float">
            <text:p>0,0371</text:p>
          </table:table-cell>
          <table:table-cell office:value-type="float" office:value="-0.04153" calcext:value-type="float">
            <text:p>-0,04153</text:p>
          </table:table-cell>
          <table:table-cell office:value-type="float" office:value="0.03455" calcext:value-type="float">
            <text:p>0,03455</text:p>
          </table:table-cell>
          <table:table-cell office:value-type="float" office:value="-0.0424" calcext:value-type="float">
            <text:p>-0,0424</text:p>
          </table:table-cell>
        </table:table-row>
        <table:table-row table:style-name="ro1">
          <table:table-cell office:value-type="float" office:value="0.04199" calcext:value-type="float">
            <text:p>0,04199</text:p>
          </table:table-cell>
          <table:table-cell office:value-type="float" office:value="-0.04378" calcext:value-type="float">
            <text:p>-0,04378</text:p>
          </table:table-cell>
          <table:table-cell office:value-type="float" office:value="0.03856" calcext:value-type="float">
            <text:p>0,03856</text:p>
          </table:table-cell>
          <table:table-cell office:value-type="float" office:value="-0.04441" calcext:value-type="float">
            <text:p>-0,04441</text:p>
          </table:table-cell>
        </table:table-row>
        <table:table-row table:style-name="ro1">
          <table:table-cell office:value-type="float" office:value="0.04737" calcext:value-type="float">
            <text:p>0,04737</text:p>
          </table:table-cell>
          <table:table-cell office:value-type="float" office:value="-0.04601" calcext:value-type="float">
            <text:p>-0,04601</text:p>
          </table:table-cell>
          <table:table-cell office:value-type="float" office:value="0.04282" calcext:value-type="float">
            <text:p>0,04282</text:p>
          </table:table-cell>
          <table:table-cell office:value-type="float" office:value="-0.0464" calcext:value-type="float">
            <text:p>-0,0464</text:p>
          </table:table-cell>
        </table:table-row>
        <table:table-row table:style-name="ro1">
          <table:table-cell office:value-type="float" office:value="0.0533" calcext:value-type="float">
            <text:p>0,0533</text:p>
          </table:table-cell>
          <table:table-cell office:value-type="float" office:value="-0.04821" calcext:value-type="float">
            <text:p>-0,04821</text:p>
          </table:table-cell>
          <table:table-cell office:value-type="float" office:value="0.04737" calcext:value-type="float">
            <text:p>0,04737</text:p>
          </table:table-cell>
          <table:table-cell office:value-type="float" office:value="-0.04836" calcext:value-type="float">
            <text:p>-0,04836</text:p>
          </table:table-cell>
        </table:table-row>
        <table:table-row table:style-name="ro1">
          <table:table-cell office:value-type="float" office:value="0.05982" calcext:value-type="float">
            <text:p>0,05982</text:p>
          </table:table-cell>
          <table:table-cell office:value-type="float" office:value="-0.05036" calcext:value-type="float">
            <text:p>-0,05036</text:p>
          </table:table-cell>
          <table:table-cell office:value-type="float" office:value="0.05222" calcext:value-type="float">
            <text:p>0,05222</text:p>
          </table:table-cell>
          <table:table-cell office:value-type="float" office:value="-0.0503" calcext:value-type="float">
            <text:p>-0,0503</text:p>
          </table:table-cell>
        </table:table-row>
        <table:table-row table:style-name="ro1">
          <table:table-cell office:value-type="float" office:value="0.06704" calcext:value-type="float">
            <text:p>0,06704</text:p>
          </table:table-cell>
          <table:table-cell office:value-type="float" office:value="-0.05245" calcext:value-type="float">
            <text:p>-0,05245</text:p>
          </table:table-cell>
          <table:table-cell office:value-type="float" office:value="0.0574" calcext:value-type="float">
            <text:p>0,0574</text:p>
          </table:table-cell>
          <table:table-cell office:value-type="float" office:value="-0.0522" calcext:value-type="float">
            <text:p>-0,0522</text:p>
          </table:table-cell>
        </table:table-row>
        <table:table-row table:style-name="ro1">
          <table:table-cell office:value-type="float" office:value="0.07503" calcext:value-type="float">
            <text:p>0,07503</text:p>
          </table:table-cell>
          <table:table-cell office:value-type="float" office:value="-0.05448" calcext:value-type="float">
            <text:p>-0,05448</text:p>
          </table:table-cell>
          <table:table-cell office:value-type="float" office:value="0.06293" calcext:value-type="float">
            <text:p>0,06293</text:p>
          </table:table-cell>
          <table:table-cell office:value-type="float" office:value="-0.05407" calcext:value-type="float">
            <text:p>-0,05407</text:p>
          </table:table-cell>
        </table:table-row>
        <table:table-row table:style-name="ro1">
          <table:table-cell office:value-type="float" office:value="0.08388" calcext:value-type="float">
            <text:p>0,08388</text:p>
          </table:table-cell>
          <table:table-cell office:value-type="float" office:value="-0.05645" calcext:value-type="float">
            <text:p>-0,05645</text:p>
          </table:table-cell>
          <table:table-cell office:value-type="float" office:value="0.06886" calcext:value-type="float">
            <text:p>0,06886</text:p>
          </table:table-cell>
          <table:table-cell office:value-type="float" office:value="-0.0559" calcext:value-type="float">
            <text:p>-0,0559</text:p>
          </table:table-cell>
        </table:table-row>
        <table:table-row table:style-name="ro1">
          <table:table-cell office:value-type="float" office:value="0.09368" calcext:value-type="float">
            <text:p>0,09368</text:p>
          </table:table-cell>
          <table:table-cell office:value-type="float" office:value="-0.05836" calcext:value-type="float">
            <text:p>-0,05836</text:p>
          </table:table-cell>
          <table:table-cell office:value-type="float" office:value="0.0752" calcext:value-type="float">
            <text:p>0,0752</text:p>
          </table:table-cell>
          <table:table-cell office:value-type="float" office:value="-0.05767" calcext:value-type="float">
            <text:p>-0,05767</text:p>
          </table:table-cell>
        </table:table-row>
        <table:table-row table:style-name="ro1">
          <table:table-cell office:value-type="float" office:value="0.10451" calcext:value-type="float">
            <text:p>0,10451</text:p>
          </table:table-cell>
          <table:table-cell office:value-type="float" office:value="-0.06021" calcext:value-type="float">
            <text:p>-0,06021</text:p>
          </table:table-cell>
          <table:table-cell office:value-type="float" office:value="0.08202" calcext:value-type="float">
            <text:p>0,08202</text:p>
          </table:table-cell>
          <table:table-cell office:value-type="float" office:value="-0.05937" calcext:value-type="float">
            <text:p>-0,05937</text:p>
          </table:table-cell>
        </table:table-row>
        <table:table-row table:style-name="ro1">
          <table:table-cell office:value-type="float" office:value="0.11642" calcext:value-type="float">
            <text:p>0,11642</text:p>
          </table:table-cell>
          <table:table-cell office:value-type="float" office:value="-0.06197" calcext:value-type="float">
            <text:p>-0,06197</text:p>
          </table:table-cell>
          <table:table-cell office:value-type="float" office:value="0.08935" calcext:value-type="float">
            <text:p>0,08935</text:p>
          </table:table-cell>
          <table:table-cell office:value-type="float" office:value="-0.061" calcext:value-type="float">
            <text:p>-0,061</text:p>
          </table:table-cell>
        </table:table-row>
        <table:table-row table:style-name="ro1">
          <table:table-cell office:value-type="float" office:value="0.12942" calcext:value-type="float">
            <text:p>0,12942</text:p>
          </table:table-cell>
          <table:table-cell office:value-type="float" office:value="-0.06363" calcext:value-type="float">
            <text:p>-0,06363</text:p>
          </table:table-cell>
          <table:table-cell office:value-type="float" office:value="0.09726" calcext:value-type="float">
            <text:p>0,09726</text:p>
          </table:table-cell>
          <table:table-cell office:value-type="float" office:value="-0.06255" calcext:value-type="float">
            <text:p>-0,06255</text:p>
          </table:table-cell>
        </table:table-row>
        <table:table-row table:style-name="ro1">
          <table:table-cell office:value-type="float" office:value="0.1435" calcext:value-type="float">
            <text:p>0,1435</text:p>
          </table:table-cell>
          <table:table-cell office:value-type="float" office:value="-0.06515" calcext:value-type="float">
            <text:p>-0,06515</text:p>
          </table:table-cell>
          <table:table-cell office:value-type="float" office:value="0.10581" calcext:value-type="float">
            <text:p>0,10581</text:p>
          </table:table-cell>
          <table:table-cell office:value-type="float" office:value="-0.064" calcext:value-type="float">
            <text:p>-0,064</text:p>
          </table:table-cell>
        </table:table-row>
        <table:table-row table:style-name="ro1">
          <table:table-cell office:value-type="float" office:value="0.15855" calcext:value-type="float">
            <text:p>0,15855</text:p>
          </table:table-cell>
          <table:table-cell office:value-type="float" office:value="-0.06653" calcext:value-type="float">
            <text:p>-0,06653</text:p>
          </table:table-cell>
          <table:table-cell office:value-type="float" office:value="0.11507" calcext:value-type="float">
            <text:p>0,11507</text:p>
          </table:table-cell>
          <table:table-cell office:value-type="float" office:value="-0.06535" calcext:value-type="float">
            <text:p>-0,06535</text:p>
          </table:table-cell>
        </table:table-row>
        <table:table-row table:style-name="ro1">
          <table:table-cell office:value-type="float" office:value="0.17448" calcext:value-type="float">
            <text:p>0,17448</text:p>
          </table:table-cell>
          <table:table-cell office:value-type="float" office:value="-0.06772" calcext:value-type="float">
            <text:p>-0,06772</text:p>
          </table:table-cell>
          <table:table-cell office:value-type="float" office:value="0.12514" calcext:value-type="float">
            <text:p>0,12514</text:p>
          </table:table-cell>
          <table:table-cell office:value-type="float" office:value="-0.06659" calcext:value-type="float">
            <text:p>-0,06659</text:p>
          </table:table-cell>
        </table:table-row>
        <table:table-row table:style-name="ro1">
          <table:table-cell office:value-type="float" office:value="0.19114" calcext:value-type="float">
            <text:p>0,19114</text:p>
          </table:table-cell>
          <table:table-cell office:value-type="float" office:value="-0.06875" calcext:value-type="float">
            <text:p>-0,06875</text:p>
          </table:table-cell>
          <table:table-cell office:value-type="float" office:value="0.13608" calcext:value-type="float">
            <text:p>0,13608</text:p>
          </table:table-cell>
          <table:table-cell office:value-type="float" office:value="-0.06774" calcext:value-type="float">
            <text:p>-0,06774</text:p>
          </table:table-cell>
        </table:table-row>
        <table:table-row table:style-name="ro1">
          <table:table-cell office:value-type="float" office:value="0.20839" calcext:value-type="float">
            <text:p>0,20839</text:p>
          </table:table-cell>
          <table:table-cell office:value-type="float" office:value="-0.06957" calcext:value-type="float">
            <text:p>-0,06957</text:p>
          </table:table-cell>
          <table:table-cell office:value-type="float" office:value="0.14799" calcext:value-type="float">
            <text:p>0,14799</text:p>
          </table:table-cell>
          <table:table-cell office:value-type="float" office:value="-0.06879" calcext:value-type="float">
            <text:p>-0,06879</text:p>
          </table:table-cell>
        </table:table-row>
        <table:table-row table:style-name="ro1">
          <table:table-cell office:value-type="float" office:value="0.22611" calcext:value-type="float">
            <text:p>0,22611</text:p>
          </table:table-cell>
          <table:table-cell office:value-type="float" office:value="-0.0702" calcext:value-type="float">
            <text:p>-0,0702</text:p>
          </table:table-cell>
          <table:table-cell office:value-type="float" office:value="0.16092" calcext:value-type="float">
            <text:p>0,16092</text:p>
          </table:table-cell>
          <table:table-cell office:value-type="float" office:value="-0.06975" calcext:value-type="float">
            <text:p>-0,06975</text:p>
          </table:table-cell>
        </table:table-row>
        <table:table-row table:style-name="ro1">
          <table:table-cell office:value-type="float" office:value="0.24417" calcext:value-type="float">
            <text:p>0,24417</text:p>
          </table:table-cell>
          <table:table-cell office:value-type="float" office:value="-0.07064" calcext:value-type="float">
            <text:p>-0,07064</text:p>
          </table:table-cell>
          <table:table-cell office:value-type="float" office:value="0.17489" calcext:value-type="float">
            <text:p>0,17489</text:p>
          </table:table-cell>
          <table:table-cell office:value-type="float" office:value="-0.07059" calcext:value-type="float">
            <text:p>-0,07059</text:p>
          </table:table-cell>
        </table:table-row>
        <table:table-row table:style-name="ro1">
          <table:table-cell office:value-type="float" office:value="0.2625" calcext:value-type="float">
            <text:p>0,2625</text:p>
          </table:table-cell>
          <table:table-cell office:value-type="float" office:value="-0.07089" calcext:value-type="float">
            <text:p>-0,07089</text:p>
          </table:table-cell>
          <table:table-cell office:value-type="float" office:value="0.18991" calcext:value-type="float">
            <text:p>0,18991</text:p>
          </table:table-cell>
          <table:table-cell office:value-type="float" office:value="-0.0713" calcext:value-type="float">
            <text:p>-0,0713</text:p>
          </table:table-cell>
        </table:table-row>
        <table:table-row table:style-name="ro1">
          <table:table-cell office:value-type="float" office:value="0.281" calcext:value-type="float">
            <text:p>0,281</text:p>
          </table:table-cell>
          <table:table-cell office:value-type="float" office:value="-0.07095" calcext:value-type="float">
            <text:p>-0,07095</text:p>
          </table:table-cell>
          <table:table-cell office:value-type="float" office:value="0.20593" calcext:value-type="float">
            <text:p>0,20593</text:p>
          </table:table-cell>
          <table:table-cell office:value-type="float" office:value="-0.07187" calcext:value-type="float">
            <text:p>-0,07187</text:p>
          </table:table-cell>
        </table:table-row>
        <table:table-row table:style-name="ro1">
          <table:table-cell office:value-type="float" office:value="0.29961" calcext:value-type="float">
            <text:p>0,29961</text:p>
          </table:table-cell>
          <table:table-cell office:value-type="float" office:value="-0.07083" calcext:value-type="float">
            <text:p>-0,07083</text:p>
          </table:table-cell>
          <table:table-cell office:value-type="float" office:value="0.22285" calcext:value-type="float">
            <text:p>0,22285</text:p>
          </table:table-cell>
          <table:table-cell office:value-type="float" office:value="-0.07228" calcext:value-type="float">
            <text:p>-0,07228</text:p>
          </table:table-cell>
        </table:table-row>
        <table:table-row table:style-name="ro1">
          <table:table-cell office:value-type="float" office:value="0.31832" calcext:value-type="float">
            <text:p>0,31832</text:p>
          </table:table-cell>
          <table:table-cell office:value-type="float" office:value="-0.07051" calcext:value-type="float">
            <text:p>-0,07051</text:p>
          </table:table-cell>
          <table:table-cell office:value-type="float" office:value="0.24056" calcext:value-type="float">
            <text:p>0,24056</text:p>
          </table:table-cell>
          <table:table-cell office:value-type="float" office:value="-0.07249" calcext:value-type="float">
            <text:p>-0,07249</text:p>
          </table:table-cell>
        </table:table-row>
        <table:table-row table:style-name="ro1">
          <table:table-cell office:value-type="float" office:value="0.3371" calcext:value-type="float">
            <text:p>0,3371</text:p>
          </table:table-cell>
          <table:table-cell office:value-type="float" office:value="-0.07001" calcext:value-type="float">
            <text:p>-0,07001</text:p>
          </table:table-cell>
          <table:table-cell office:value-type="float" office:value="0.25896" calcext:value-type="float">
            <text:p>0,25896</text:p>
          </table:table-cell>
          <table:table-cell office:value-type="float" office:value="-0.07249" calcext:value-type="float">
            <text:p>-0,07249</text:p>
          </table:table-cell>
        </table:table-row>
        <table:table-row table:style-name="ro1">
          <table:table-cell office:value-type="float" office:value="0.35593" calcext:value-type="float">
            <text:p>0,35593</text:p>
          </table:table-cell>
          <table:table-cell office:value-type="float" office:value="-0.06931" calcext:value-type="float">
            <text:p>-0,06931</text:p>
          </table:table-cell>
          <table:table-cell office:value-type="float" office:value="0.27792" calcext:value-type="float">
            <text:p>0,27792</text:p>
          </table:table-cell>
          <table:table-cell office:value-type="float" office:value="-0.07228" calcext:value-type="float">
            <text:p>-0,07228</text:p>
          </table:table-cell>
        </table:table-row>
        <table:table-row table:style-name="ro1">
          <table:table-cell office:value-type="float" office:value="0.37483" calcext:value-type="float">
            <text:p>0,37483</text:p>
          </table:table-cell>
          <table:table-cell office:value-type="float" office:value="-0.06843" calcext:value-type="float">
            <text:p>-0,06843</text:p>
          </table:table-cell>
          <table:table-cell office:value-type="float" office:value="0.29738" calcext:value-type="float">
            <text:p>0,29738</text:p>
          </table:table-cell>
          <table:table-cell office:value-type="float" office:value="-0.07184" calcext:value-type="float">
            <text:p>-0,07184</text:p>
          </table:table-cell>
        </table:table-row>
        <table:table-row table:style-name="ro1">
          <table:table-cell office:value-type="float" office:value="0.39383" calcext:value-type="float">
            <text:p>0,39383</text:p>
          </table:table-cell>
          <table:table-cell office:value-type="float" office:value="-0.06735" calcext:value-type="float">
            <text:p>-0,06735</text:p>
          </table:table-cell>
          <table:table-cell office:value-type="float" office:value="0.31723" calcext:value-type="float">
            <text:p>0,31723</text:p>
          </table:table-cell>
          <table:table-cell office:value-type="float" office:value="-0.07117" calcext:value-type="float">
            <text:p>-0,07117</text:p>
          </table:table-cell>
        </table:table-row>
        <table:table-row table:style-name="ro1">
          <table:table-cell office:value-type="float" office:value="0.41292" calcext:value-type="float">
            <text:p>0,41292</text:p>
          </table:table-cell>
          <table:table-cell office:value-type="float" office:value="-0.06611" calcext:value-type="float">
            <text:p>-0,06611</text:p>
          </table:table-cell>
          <table:table-cell office:value-type="float" office:value="0.33741" calcext:value-type="float">
            <text:p>0,33741</text:p>
          </table:table-cell>
          <table:table-cell office:value-type="float" office:value="-0.07028" calcext:value-type="float">
            <text:p>-0,07028</text:p>
          </table:table-cell>
        </table:table-row>
        <table:table-row table:style-name="ro1">
          <table:table-cell office:value-type="float" office:value="0.43214" calcext:value-type="float">
            <text:p>0,43214</text:p>
          </table:table-cell>
          <table:table-cell office:value-type="float" office:value="-0.0647" calcext:value-type="float">
            <text:p>-0,0647</text:p>
          </table:table-cell>
          <table:table-cell office:value-type="float" office:value="0.35789" calcext:value-type="float">
            <text:p>0,35789</text:p>
          </table:table-cell>
          <table:table-cell office:value-type="float" office:value="-0.06916" calcext:value-type="float">
            <text:p>-0,06916</text:p>
          </table:table-cell>
        </table:table-row>
        <table:table-row table:style-name="ro1">
          <table:table-cell office:value-type="float" office:value="0.45148" calcext:value-type="float">
            <text:p>0,45148</text:p>
          </table:table-cell>
          <table:table-cell office:value-type="float" office:value="-0.06315" calcext:value-type="float">
            <text:p>-0,06315</text:p>
          </table:table-cell>
          <table:table-cell office:value-type="float" office:value="0.37864" calcext:value-type="float">
            <text:p>0,37864</text:p>
          </table:table-cell>
          <table:table-cell office:value-type="float" office:value="-0.06782" calcext:value-type="float">
            <text:p>-0,06782</text:p>
          </table:table-cell>
        </table:table-row>
        <table:table-row table:style-name="ro1">
          <table:table-cell office:value-type="float" office:value="0.47095" calcext:value-type="float">
            <text:p>0,47095</text:p>
          </table:table-cell>
          <table:table-cell office:value-type="float" office:value="-0.06148" calcext:value-type="float">
            <text:p>-0,06148</text:p>
          </table:table-cell>
          <table:table-cell office:value-type="float" office:value="0.39968" calcext:value-type="float">
            <text:p>0,39968</text:p>
          </table:table-cell>
          <table:table-cell office:value-type="float" office:value="-0.06626" calcext:value-type="float">
            <text:p>-0,06626</text:p>
          </table:table-cell>
        </table:table-row>
        <table:table-row table:style-name="ro1">
          <table:table-cell office:value-type="float" office:value="0.49053" calcext:value-type="float">
            <text:p>0,49053</text:p>
          </table:table-cell>
          <table:table-cell office:value-type="float" office:value="-0.0597" calcext:value-type="float">
            <text:p>-0,0597</text:p>
          </table:table-cell>
          <table:table-cell office:value-type="float" office:value="0.42099" calcext:value-type="float">
            <text:p>0,42099</text:p>
          </table:table-cell>
          <table:table-cell office:value-type="float" office:value="-0.06447" calcext:value-type="float">
            <text:p>-0,06447</text:p>
          </table:table-cell>
        </table:table-row>
        <table:table-row table:style-name="ro1">
          <table:table-cell office:value-type="float" office:value="0.51024" calcext:value-type="float">
            <text:p>0,51024</text:p>
          </table:table-cell>
          <table:table-cell office:value-type="float" office:value="-0.05783" calcext:value-type="float">
            <text:p>-0,05783</text:p>
          </table:table-cell>
          <table:table-cell office:value-type="float" office:value="0.44262" calcext:value-type="float">
            <text:p>0,44262</text:p>
          </table:table-cell>
          <table:table-cell office:value-type="float" office:value="-0.0625" calcext:value-type="float">
            <text:p>-0,0625</text:p>
          </table:table-cell>
        </table:table-row>
        <table:table-row table:style-name="ro1">
          <table:table-cell office:value-type="float" office:value="0.53002" calcext:value-type="float">
            <text:p>0,53002</text:p>
          </table:table-cell>
          <table:table-cell office:value-type="float" office:value="-0.0559" calcext:value-type="float">
            <text:p>-0,0559</text:p>
          </table:table-cell>
          <table:table-cell office:value-type="float" office:value="0.46456" calcext:value-type="float">
            <text:p>0,46456</text:p>
          </table:table-cell>
          <table:table-cell office:value-type="float" office:value="-0.06032" calcext:value-type="float">
            <text:p>-0,06032</text:p>
          </table:table-cell>
        </table:table-row>
        <table:table-row table:style-name="ro1">
          <table:table-cell office:value-type="float" office:value="0.54987" calcext:value-type="float">
            <text:p>0,54987</text:p>
          </table:table-cell>
          <table:table-cell office:value-type="float" office:value="-0.05391" calcext:value-type="float">
            <text:p>-0,05391</text:p>
          </table:table-cell>
          <table:table-cell office:value-type="float" office:value="0.48686" calcext:value-type="float">
            <text:p>0,48686</text:p>
          </table:table-cell>
          <table:table-cell office:value-type="float" office:value="-0.05798" calcext:value-type="float">
            <text:p>-0,05798</text:p>
          </table:table-cell>
        </table:table-row>
        <table:table-row table:style-name="ro1">
          <table:table-cell office:value-type="float" office:value="0.56976" calcext:value-type="float">
            <text:p>0,56976</text:p>
          </table:table-cell>
          <table:table-cell office:value-type="float" office:value="-0.05189" calcext:value-type="float">
            <text:p>-0,05189</text:p>
          </table:table-cell>
          <table:table-cell office:value-type="float" office:value="0.5095" calcext:value-type="float">
            <text:p>0,5095</text:p>
          </table:table-cell>
          <table:table-cell office:value-type="float" office:value="-0.05548" calcext:value-type="float">
            <text:p>-0,05548</text:p>
          </table:table-cell>
        </table:table-row>
        <table:table-row table:style-name="ro1">
          <table:table-cell office:value-type="float" office:value="0.58968" calcext:value-type="float">
            <text:p>0,58968</text:p>
          </table:table-cell>
          <table:table-cell office:value-type="float" office:value="-0.0498" calcext:value-type="float">
            <text:p>-0,0498</text:p>
          </table:table-cell>
          <table:table-cell office:value-type="float" office:value="0.53252" calcext:value-type="float">
            <text:p>0,53252</text:p>
          </table:table-cell>
          <table:table-cell office:value-type="float" office:value="-0.05287" calcext:value-type="float">
            <text:p>-0,05287</text:p>
          </table:table-cell>
        </table:table-row>
        <table:table-row table:style-name="ro1">
          <table:table-cell office:value-type="float" office:value="0.60964" calcext:value-type="float">
            <text:p>0,60964</text:p>
          </table:table-cell>
          <table:table-cell office:value-type="float" office:value="-0.04767" calcext:value-type="float">
            <text:p>-0,04767</text:p>
          </table:table-cell>
          <table:table-cell office:value-type="float" office:value="0.55582" calcext:value-type="float">
            <text:p>0,55582</text:p>
          </table:table-cell>
          <table:table-cell office:value-type="float" office:value="-0.05017" calcext:value-type="float">
            <text:p>-0,05017</text:p>
          </table:table-cell>
        </table:table-row>
        <table:table-row table:style-name="ro1">
          <table:table-cell office:value-type="float" office:value="0.62961" calcext:value-type="float">
            <text:p>0,62961</text:p>
          </table:table-cell>
          <table:table-cell office:value-type="float" office:value="-0.0455" calcext:value-type="float">
            <text:p>-0,0455</text:p>
          </table:table-cell>
          <table:table-cell office:value-type="float" office:value="0.57937" calcext:value-type="float">
            <text:p>0,57937</text:p>
          </table:table-cell>
          <table:table-cell office:value-type="float" office:value="-0.04741" calcext:value-type="float">
            <text:p>-0,04741</text:p>
          </table:table-cell>
        </table:table-row>
        <table:table-row table:style-name="ro1">
          <table:table-cell office:value-type="float" office:value="0.6496" calcext:value-type="float">
            <text:p>0,6496</text:p>
          </table:table-cell>
          <table:table-cell office:value-type="float" office:value="-0.04328" calcext:value-type="float">
            <text:p>-0,04328</text:p>
          </table:table-cell>
          <table:table-cell office:value-type="float" office:value="0.60305" calcext:value-type="float">
            <text:p>0,60305</text:p>
          </table:table-cell>
          <table:table-cell office:value-type="float" office:value="-0.04464" calcext:value-type="float">
            <text:p>-0,04464</text:p>
          </table:table-cell>
        </table:table-row>
        <table:table-row table:style-name="ro1">
          <table:table-cell office:value-type="float" office:value="0.66961" calcext:value-type="float">
            <text:p>0,66961</text:p>
          </table:table-cell>
          <table:table-cell office:value-type="float" office:value="-0.04102" calcext:value-type="float">
            <text:p>-0,04102</text:p>
          </table:table-cell>
          <table:table-cell office:value-type="float" office:value="0.62677" calcext:value-type="float">
            <text:p>0,62677</text:p>
          </table:table-cell>
          <table:table-cell office:value-type="float" office:value="-0.04189" calcext:value-type="float">
            <text:p>-0,04189</text:p>
          </table:table-cell>
        </table:table-row>
        <table:table-row table:style-name="ro1">
          <table:table-cell office:value-type="float" office:value="0.68963" calcext:value-type="float">
            <text:p>0,68963</text:p>
          </table:table-cell>
          <table:table-cell office:value-type="float" office:value="-0.03871" calcext:value-type="float">
            <text:p>-0,03871</text:p>
          </table:table-cell>
          <table:table-cell office:value-type="float" office:value="0.65051" calcext:value-type="float">
            <text:p>0,65051</text:p>
          </table:table-cell>
          <table:table-cell office:value-type="float" office:value="-0.03917" calcext:value-type="float">
            <text:p>-0,03917</text:p>
          </table:table-cell>
        </table:table-row>
        <table:table-row table:style-name="ro1">
          <table:table-cell office:value-type="float" office:value="0.70968" calcext:value-type="float">
            <text:p>0,70968</text:p>
          </table:table-cell>
          <table:table-cell office:value-type="float" office:value="-0.03637" calcext:value-type="float">
            <text:p>-0,03637</text:p>
          </table:table-cell>
          <table:table-cell office:value-type="float" office:value="0.67426" calcext:value-type="float">
            <text:p>0,67426</text:p>
          </table:table-cell>
          <table:table-cell office:value-type="float" office:value="-0.03649" calcext:value-type="float">
            <text:p>-0,03649</text:p>
          </table:table-cell>
        </table:table-row>
        <table:table-row table:style-name="ro1">
          <table:table-cell office:value-type="float" office:value="0.72973" calcext:value-type="float">
            <text:p>0,72973</text:p>
          </table:table-cell>
          <table:table-cell office:value-type="float" office:value="-0.03401" calcext:value-type="float">
            <text:p>-0,03401</text:p>
          </table:table-cell>
          <table:table-cell office:value-type="float" office:value="0.69803" calcext:value-type="float">
            <text:p>0,69803</text:p>
          </table:table-cell>
          <table:table-cell office:value-type="float" office:value="-0.03385" calcext:value-type="float">
            <text:p>-0,03385</text:p>
          </table:table-cell>
        </table:table-row>
        <table:table-row table:style-name="ro1">
          <table:table-cell office:value-type="float" office:value="0.74978" calcext:value-type="float">
            <text:p>0,74978</text:p>
          </table:table-cell>
          <table:table-cell office:value-type="float" office:value="-0.03161" calcext:value-type="float">
            <text:p>-0,03161</text:p>
          </table:table-cell>
          <table:table-cell office:value-type="float" office:value="0.72184" calcext:value-type="float">
            <text:p>0,72184</text:p>
          </table:table-cell>
          <table:table-cell office:value-type="float" office:value="-0.03124" calcext:value-type="float">
            <text:p>-0,03124</text:p>
          </table:table-cell>
        </table:table-row>
        <table:table-row table:style-name="ro1">
          <table:table-cell office:value-type="float" office:value="0.76984" calcext:value-type="float">
            <text:p>0,76984</text:p>
          </table:table-cell>
          <table:table-cell office:value-type="float" office:value="-0.02917" calcext:value-type="float">
            <text:p>-0,02917</text:p>
          </table:table-cell>
          <table:table-cell office:value-type="float" office:value="0.74563" calcext:value-type="float">
            <text:p>0,74563</text:p>
          </table:table-cell>
          <table:table-cell office:value-type="float" office:value="-0.02864" calcext:value-type="float">
            <text:p>-0,02864</text:p>
          </table:table-cell>
        </table:table-row>
        <table:table-row table:style-name="ro1">
          <table:table-cell office:value-type="float" office:value="0.78991" calcext:value-type="float">
            <text:p>0,78991</text:p>
          </table:table-cell>
          <table:table-cell office:value-type="float" office:value="-0.02672" calcext:value-type="float">
            <text:p>-0,02672</text:p>
          </table:table-cell>
          <table:table-cell office:value-type="float" office:value="0.76932" calcext:value-type="float">
            <text:p>0,76932</text:p>
          </table:table-cell>
          <table:table-cell office:value-type="float" office:value="-0.02603" calcext:value-type="float">
            <text:p>-0,02603</text:p>
          </table:table-cell>
        </table:table-row>
        <table:table-row table:style-name="ro1">
          <table:table-cell office:value-type="float" office:value="0.80994" calcext:value-type="float">
            <text:p>0,80994</text:p>
          </table:table-cell>
          <table:table-cell office:value-type="float" office:value="-0.02426" calcext:value-type="float">
            <text:p>-0,02426</text:p>
          </table:table-cell>
          <table:table-cell office:value-type="float" office:value="0.79284" calcext:value-type="float">
            <text:p>0,79284</text:p>
          </table:table-cell>
          <table:table-cell office:value-type="float" office:value="-0.0234" calcext:value-type="float">
            <text:p>-0,0234</text:p>
          </table:table-cell>
        </table:table-row>
        <table:table-row table:style-name="ro1">
          <table:table-cell office:value-type="float" office:value="0.82991" calcext:value-type="float">
            <text:p>0,82991</text:p>
          </table:table-cell>
          <table:table-cell office:value-type="float" office:value="-0.02177" calcext:value-type="float">
            <text:p>-0,02177</text:p>
          </table:table-cell>
          <table:table-cell office:value-type="float" office:value="0.81617" calcext:value-type="float">
            <text:p>0,81617</text:p>
          </table:table-cell>
          <table:table-cell office:value-type="float" office:value="-0.02077" calcext:value-type="float">
            <text:p>-0,02077</text:p>
          </table:table-cell>
        </table:table-row>
        <table:table-row table:style-name="ro1">
          <table:table-cell office:value-type="float" office:value="0.84982" calcext:value-type="float">
            <text:p>0,84982</text:p>
          </table:table-cell>
          <table:table-cell office:value-type="float" office:value="-0.01927" calcext:value-type="float">
            <text:p>-0,01927</text:p>
          </table:table-cell>
          <table:table-cell office:value-type="float" office:value="0.83924" calcext:value-type="float">
            <text:p>0,83924</text:p>
          </table:table-cell>
          <table:table-cell office:value-type="float" office:value="-0.01817" calcext:value-type="float">
            <text:p>-0,01817</text:p>
          </table:table-cell>
        </table:table-row>
        <table:table-row table:style-name="ro1">
          <table:table-cell office:value-type="float" office:value="0.86959" calcext:value-type="float">
            <text:p>0,86959</text:p>
          </table:table-cell>
          <table:table-cell office:value-type="float" office:value="-0.01678" calcext:value-type="float">
            <text:p>-0,01678</text:p>
          </table:table-cell>
          <table:table-cell office:value-type="float" office:value="0.86192" calcext:value-type="float">
            <text:p>0,86192</text:p>
          </table:table-cell>
          <table:table-cell office:value-type="float" office:value="-0.0156" calcext:value-type="float">
            <text:p>-0,0156</text:p>
          </table:table-cell>
        </table:table-row>
        <table:table-row table:style-name="ro1">
          <table:table-cell office:value-type="float" office:value="0.88913" calcext:value-type="float">
            <text:p>0,88913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88402" calcext:value-type="float">
            <text:p>0,88402</text:p>
          </table:table-cell>
          <table:table-cell office:value-type="float" office:value="-0.0131" calcext:value-type="float">
            <text:p>-0,0131</text:p>
          </table:table-cell>
        </table:table-row>
        <table:table-row table:style-name="ro1">
          <table:table-cell office:value-type="float" office:value="0.9083" calcext:value-type="float">
            <text:p>0,9083</text:p>
          </table:table-cell>
          <table:table-cell office:value-type="float" office:value="-0.01186" calcext:value-type="float">
            <text:p>-0,01186</text:p>
          </table:table-cell>
          <table:table-cell office:value-type="float" office:value="0.90529" calcext:value-type="float">
            <text:p>0,90529</text:p>
          </table:table-cell>
          <table:table-cell office:value-type="float" office:value="-0.0107" calcext:value-type="float">
            <text:p>-0,0107</text:p>
          </table:table-cell>
        </table:table-row>
        <table:table-row table:style-name="ro1">
          <table:table-cell office:value-type="float" office:value="0.92692" calcext:value-type="float">
            <text:p>0,92692</text:p>
          </table:table-cell>
          <table:table-cell office:value-type="float" office:value="-0.00947" calcext:value-type="float">
            <text:p>-0,00947</text:p>
          </table:table-cell>
          <table:table-cell office:value-type="float" office:value="0.92545" calcext:value-type="float">
            <text:p>0,92545</text:p>
          </table:table-cell>
          <table:table-cell office:value-type="float" office:value="-0.00843" calcext:value-type="float">
            <text:p>-0,00843</text:p>
          </table:table-cell>
        </table:table-row>
        <table:table-row table:style-name="ro1">
          <table:table-cell office:value-type="float" office:value="0.94481" calcext:value-type="float">
            <text:p>0,94481</text:p>
          </table:table-cell>
          <table:table-cell office:value-type="float" office:value="-0.00716" calcext:value-type="float">
            <text:p>-0,00716</text:p>
          </table:table-cell>
          <table:table-cell office:value-type="float" office:value="0.94427" calcext:value-type="float">
            <text:p>0,94427</text:p>
          </table:table-cell>
          <table:table-cell office:value-type="float" office:value="-0.0063" calcext:value-type="float">
            <text:p>-0,0063</text:p>
          </table:table-cell>
        </table:table-row>
        <table:table-row table:style-name="ro1">
          <table:table-cell office:value-type="float" office:value="0.9617" calcext:value-type="float">
            <text:p>0,9617</text:p>
          </table:table-cell>
          <table:table-cell office:value-type="float" office:value="-0.00498" calcext:value-type="float">
            <text:p>-0,00498</text:p>
          </table:table-cell>
          <table:table-cell office:value-type="float" office:value="0.96159" calcext:value-type="float">
            <text:p>0,96159</text:p>
          </table:table-cell>
          <table:table-cell office:value-type="float" office:value="-0.00435" calcext:value-type="float">
            <text:p>-0,00435</text:p>
          </table:table-cell>
        </table:table-row>
        <table:table-row table:style-name="ro1">
          <table:table-cell office:value-type="float" office:value="0.97725" calcext:value-type="float">
            <text:p>0,97725</text:p>
          </table:table-cell>
          <table:table-cell office:value-type="float" office:value="-0.00296" calcext:value-type="float">
            <text:p>-0,00296</text:p>
          </table:table-cell>
          <table:table-cell office:value-type="float" office:value="0.9773" calcext:value-type="float">
            <text:p>0,9773</text:p>
          </table:table-cell>
          <table:table-cell office:value-type="float" office:value="-0.00257" calcext:value-type="float">
            <text:p>-0,00257</text:p>
          </table:table-cell>
        </table:table-row>
        <table:table-row table:style-name="ro1">
          <table:table-cell office:value-type="float" office:value="0.99136" calcext:value-type="float">
            <text:p>0,99136</text:p>
          </table:table-cell>
          <table:table-cell office:value-type="float" office:value="-0.00113" calcext:value-type="float">
            <text:p>-0,00113</text:p>
          </table:table-cell>
          <table:table-cell office:value-type="float" office:value="0.99143" calcext:value-type="float">
            <text:p>0,99143</text:p>
          </table:table-cell>
          <table:table-cell office:value-type="float" office:value="-0.00097" calcext:value-type="float">
            <text:p>-0,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,00928226428111478</text:p>
          </table:table-cell>
        </table:table-row>
        <table:table-row table:style-name="ro1">
          <table:table-cell office:value-type="float" office:value="-0.892237219734291" calcext:value-type="float">
            <text:p>-0,892237219734291</text:p>
          </table:table-cell>
          <table:table-cell office:value-type="float" office:value="0.026635757193368" calcext:value-type="float">
            <text:p>0,026635757193368</text:p>
          </table:table-cell>
        </table:table-row>
        <table:table-row table:style-name="ro1">
          <table:table-cell office:value-type="float" office:value="-0.83981122992683" calcext:value-type="float">
            <text:p>-0,83981122992683</text:p>
          </table:table-cell>
          <table:table-cell office:value-type="float" office:value="0.0362556251421052" calcext:value-type="float">
            <text:p>0,0362556251421052</text:p>
          </table:table-cell>
        </table:table-row>
        <table:table-row table:style-name="ro1">
          <table:table-cell office:value-type="float" office:value="-0.478802451600708" calcext:value-type="float">
            <text:p>-0,478802451600708</text:p>
          </table:table-cell>
          <table:table-cell office:value-type="float" office:value="0.0397203128214308" calcext:value-type="float">
            <text:p>0,0397203128214308</text:p>
          </table:table-cell>
        </table:table-row>
        <table:table-row table:style-name="ro1">
          <table:table-cell office:value-type="float" office:value="-0.145224221885305" calcext:value-type="float">
            <text:p>-0,145224221885305</text:p>
          </table:table-cell>
          <table:table-cell office:value-type="float" office:value="0.0405867750586572" calcext:value-type="float">
            <text:p>0,0405867750586572</text:p>
          </table:table-cell>
        </table:table-row>
        <table:table-row table:style-name="ro1">
          <table:table-cell office:value-type="float" office:value="0.0918564668901243" calcext:value-type="float">
            <text:p>0,0918564668901243</text:p>
          </table:table-cell>
          <table:table-cell office:value-type="float" office:value="-0.0135289551311476" calcext:value-type="float">
            <text:p>-0,0135289551311476</text:p>
          </table:table-cell>
        </table:table-row>
        <table:table-row table:style-name="ro1">
          <table:table-cell office:value-type="float" office:value="0.101625619778055" calcext:value-type="float">
            <text:p>0,101625619778055</text:p>
          </table:table-cell>
          <table:table-cell office:value-type="float" office:value="0.0407642498511683" calcext:value-type="float">
            <text:p>0,0407642498511683</text:p>
          </table:table-cell>
        </table:table-row>
        <table:table-row table:style-name="ro1">
          <table:table-cell office:value-type="float" office:value="0.67815207803119" calcext:value-type="float">
            <text:p>0,67815207803119</text:p>
          </table:table-cell>
          <table:table-cell office:value-type="float" office:value="0.0394242106526714" calcext:value-type="float">
            <text:p>0,0394242106526714</text:p>
          </table:table-cell>
        </table:table-row>
        <table:table-row table:style-name="ro1">
          <table:table-cell office:value-type="float" office:value="0.892031979040302" calcext:value-type="float">
            <text:p>0,892031979040302</text:p>
          </table:table-cell>
          <table:table-cell office:value-type="float" office:value="0.0391597287037907" calcext:value-type="float">
            <text:p>0,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,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,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,436220469689154</text:p>
          </table:table-cell>
          <table:table-cell office:value-type="float" office:value="-0.0032093869120494" calcext:value-type="float">
            <text:p>-0,0032093869120494</text:p>
          </table:table-cell>
          <table:table-cell office:value-type="float" office:value="0.436220469689154" calcext:value-type="float">
            <text:p>0,436220469689154</text:p>
          </table:table-cell>
          <table:table-cell office:value-type="float" office:value="-0.930608511928326" calcext:value-type="float">
            <text:p>-0,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,439402590777313</text:p>
          </table:table-cell>
          <table:table-cell office:value-type="float" office:value="0.00533903249482705" calcext:value-type="float">
            <text:p>0,00533903249482705</text:p>
          </table:table-cell>
          <table:table-cell office:value-type="float" office:value="0.436220469689154" calcext:value-type="float">
            <text:p>0,436220469689154</text:p>
          </table:table-cell>
          <table:table-cell office:value-type="float" office:value="0.161933124811446" calcext:value-type="float">
            <text:p>0,161933124811446</text:p>
          </table:table-cell>
          <table:table-cell office:value-type="float" office:value="0.436220469689154" calcext:value-type="float">
            <text:p>0,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,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,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,21226317184178</text:p>
          </table:table-cell>
          <table:table-cell office:value-type="float" office:value="-0.113003549835629" calcext:value-type="float">
            <text:p>-0,113003549835629</text:p>
          </table:table-cell>
          <table:table-cell office:value-type="float" office:value="1.21226317184178" calcext:value-type="float">
            <text:p>1,21226317184178</text:p>
          </table:table-cell>
          <table:table-cell office:value-type="float" office:value="-0.844706922625262" calcext:value-type="float">
            <text:p>-0,844706922625262</text:p>
          </table:table-cell>
          <table:table-cell office:value-type="float" office:value="0.5" calcext:value-type="float">
            <text:p>0,5</text:p>
          </table:table-cell>
          <table:table-cell office:value-type="float" office:value="0.374358622303782" calcext:value-type="float">
            <text:p>0,374358622303782</text:p>
          </table:table-cell>
          <table:table-cell office:value-type="float" office:value="1.14792101237284" calcext:value-type="float">
            <text:p>1,14792101237284</text:p>
          </table:table-cell>
          <table:table-cell office:value-type="float" office:value="-0.373576399574903" calcext:value-type="float">
            <text:p>-0,373576399574903</text:p>
          </table:table-cell>
          <table:table-cell office:value-type="float" office:value="1.21226317184178" calcext:value-type="float">
            <text:p>1,21226317184178</text:p>
          </table:table-cell>
          <table:table-cell office:value-type="float" office:value="0.145105242920201" calcext:value-type="float">
            <text:p>0,145105242920201</text:p>
          </table:table-cell>
          <table:table-cell office:value-type="float" office:value="1.21226317184178" calcext:value-type="float">
            <text:p>1,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,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,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,45859521458148</text:p>
          </table:table-cell>
          <table:table-cell office:value-type="float" office:value="-0.462651134455841" calcext:value-type="float">
            <text:p>-0,462651134455841</text:p>
          </table:table-cell>
          <table:table-cell office:value-type="float" office:value="1.45859521458148" calcext:value-type="float">
            <text:p>1,45859521458148</text:p>
          </table:table-cell>
          <table:table-cell office:value-type="float" office:value="-0.812822864663244" calcext:value-type="float">
            <text:p>-0,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,24000717692648</text:p>
          </table:table-cell>
          <table:table-cell office:value-type="float" office:value="-0.615872228930526" calcext:value-type="float">
            <text:p>-0,615872228930526</text:p>
          </table:table-cell>
          <table:table-cell office:value-type="float" office:value="1.45859521458148" calcext:value-type="float">
            <text:p>1,45859521458148</text:p>
          </table:table-cell>
          <table:table-cell office:value-type="float" office:value="0.0872664625997165" calcext:value-type="float">
            <text:p>0,0872664625997165</text:p>
          </table:table-cell>
          <table:table-cell office:value-type="float" office:value="1.45859521458148" calcext:value-type="float">
            <text:p>1,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,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,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AHPXMAI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AHPYMAIN</text:p>
          </table:table-cell>
          <table:table-cell office:value-type="float" office:value="0.251227" calcext:value-type="float">
            <text:p>0,251227</text:p>
          </table:table-cell>
        </table:table-row>
        <table:table-row table:style-name="ro1">
          <table:table-cell office:value-type="string" calcext:value-type="string">
            <text:p>AHPZMAIN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STABIC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1-11-03T09:34:05.717711859</dc:date>
    <meta:generator>LibreOffice/7.2.2.2$Linux_X86_64 LibreOffice_project/20$Build-2</meta:generator>
    <meta:editing-cycles>2</meta:editing-cycles>
    <meta:editing-duration>PT12S</meta:editing-duration>
    <meta:document-statistic meta:table-count="8" meta:cell-count="1075" meta:object-count="0"/>
  </office:meta>
</office:document-meta>
</file>